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Light" svg:font-family="'Helvetica Neue Light', HelveticaNeue-Light, 'Helvetica Neue', Calibri, Helvetica, Arial, sans-serif"/>
    <style:font-face style:name="OpenSymbol" svg:font-family="OpenSymbol"/>
    <style:font-face style:name="Tahoma1" svg:font-family="Tahoma"/>
    <style:font-face style:name="Calibri1"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0.98cm" fo:margin-left="1.307cm" fo:margin-right="4.711cm" table:align="margins"/>
    </style:style>
    <style:style style:name="Table1.A" style:family="table-column">
      <style:table-column-properties style:column-width="4.63cm" style:rel-column-width="27635*"/>
    </style:style>
    <style:style style:name="Table1.B" style:family="table-column">
      <style:table-column-properties style:column-width="4.789cm" style:rel-column-width="28582*"/>
    </style:style>
    <style:style style:name="Table1.C" style:family="table-column">
      <style:table-column-properties style:column-width="1.561cm" style:rel-column-width="931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A6" style:family="table-cell">
      <style:table-cell-properties fo:padding="0.097cm" fo:border="none"/>
    </style:style>
    <style:style style:name="Iteration1klasser" style:family="table">
      <style:table-properties style:width="8.202cm" fo:margin-left="1.73cm" fo:margin-right="7.066cm" table:align="margins"/>
    </style:style>
    <style:style style:name="Iteration1klasser.A" style:family="table-column">
      <style:table-column-properties style:column-width="3.597cm" style:rel-column-width="28736*"/>
    </style:style>
    <style:style style:name="Iteration1klasser.B" style:family="table-column">
      <style:table-column-properties style:column-width="4.606cm" style:rel-column-width="36799*"/>
    </style:style>
    <style:style style:name="Iteration1klasser.A1" style:family="table-cell">
      <style:table-cell-properties fo:padding="0.097cm" fo:border-left="0.002cm solid #000000" fo:border-right="none" fo:border-top="0.002cm solid #000000" fo:border-bottom="0.002cm solid #000000"/>
    </style:style>
    <style:style style:name="Iteration1klasser.B1" style:family="table-cell">
      <style:table-cell-properties fo:padding="0.097cm" fo:border="0.002cm solid #000000"/>
    </style:style>
    <style:style style:name="Iteration1klasser.2" style:family="table-row">
      <style:table-row-properties style:min-row-height="2.297cm"/>
    </style:style>
    <style:style style:name="Iteration1klasser.A2" style:family="table-cell">
      <style:table-cell-properties fo:padding="0.097cm" fo:border-left="0.002cm solid #000000" fo:border-right="none" fo:border-top="none" fo:border-bottom="0.002cm solid #000000"/>
    </style:style>
    <style:style style:name="Iteration1klasser.B2" style:family="table-cell">
      <style:table-cell-properties fo:padding="0.097cm" fo:border-left="0.002cm solid #000000" fo:border-right="0.002cm solid #000000" fo:border-top="none" fo:border-bottom="0.002cm solid #000000"/>
    </style:style>
    <style:style style:name="Testsvits1" style:family="table">
      <style:table-properties style:width="16.999cm" table:align="center"/>
    </style:style>
    <style:style style:name="Testsvits1.A" style:family="table-column">
      <style:table-column-properties style:column-width="1.429cm"/>
    </style:style>
    <style:style style:name="Testsvits1.B" style:family="table-column">
      <style:table-column-properties style:column-width="6.191cm"/>
    </style:style>
    <style:style style:name="Testsvits1.C" style:family="table-column">
      <style:table-column-properties style:column-width="6.244cm"/>
    </style:style>
    <style:style style:name="Testsvits1.D" style:family="table-column">
      <style:table-column-properties style:column-width="3.134cm"/>
    </style:style>
    <style:style style:name="Testsvits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estsvits1.B1" style:family="table-cell">
      <style:table-cell-properties style:vertical-align="middle" fo:padding="0.097cm" fo:border-left="0.002cm solid #000000" fo:border-right="none" fo:border-top="0.002cm solid #000000" fo:border-bottom="0.002cm solid #000000"/>
    </style:style>
    <style:style style:name="Testsvits1.D1" style:family="table-cell">
      <style:table-cell-properties style:vertical-align="middle" fo:padding="0.097cm" fo:border="0.002cm solid #000000"/>
    </style:style>
    <style:style style:name="Testsvits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estsvits1.B2" style:family="table-cell">
      <style:table-cell-properties style:vertical-align="middle" fo:padding="0.097cm" fo:border-left="0.002cm solid #000000" fo:border-right="none" fo:border-top="none" fo:border-bottom="0.002cm solid #000000"/>
    </style:style>
    <style:style style:name="Testsvits1.D2"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6.999cm" table:align="center"/>
    </style:style>
    <style:style style:name="Table2.A" style:family="table-column">
      <style:table-column-properties style:column-width="1.138cm"/>
    </style:style>
    <style:style style:name="Table2.B" style:family="table-column">
      <style:table-column-properties style:column-width="2.196cm"/>
    </style:style>
    <style:style style:name="Table2.C" style:family="table-column">
      <style:table-column-properties style:column-width="6.456cm"/>
    </style:style>
    <style:style style:name="Table2.D" style:family="table-column">
      <style:table-column-properties style:column-width="2.699cm"/>
    </style:style>
    <style:style style:name="Table2.E" style:family="table-column">
      <style:table-column-properties style:column-width="2.593cm"/>
    </style:style>
    <style:style style:name="Table2.F" style:family="table-column">
      <style:table-column-properties style:column-width="1.917cm"/>
    </style:style>
    <style:style style:name="Table2.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style:vertical-align="middle" fo:padding="0.097cm" fo:border-left="0.002cm solid #000000" fo:border-right="none" fo:border-top="0.002cm solid #000000" fo:border-bottom="0.002cm solid #000000"/>
    </style:style>
    <style:style style:name="Table2.F1" style:family="table-cell">
      <style:table-cell-properties style:vertical-align="middle" fo:padding="0.097cm" fo:border="0.002cm solid #000000"/>
    </style:style>
    <style:style style:name="Table2.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2.B2" style:family="table-cell">
      <style:table-cell-properties style:vertical-align="middle" fo:padding="0.097cm" fo:border-left="0.002cm solid #000000" fo:border-right="none" fo:border-top="none" fo:border-bottom="0.002cm solid #000000"/>
    </style:style>
    <style:style style:name="Table2.F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0.98cm" fo:margin-left="1.307cm" fo:margin-right="4.711cm" table:align="margins"/>
    </style:style>
    <style:style style:name="Table4.A" style:family="table-column">
      <style:table-column-properties style:column-width="4.628cm" style:rel-column-width="27624*"/>
    </style:style>
    <style:style style:name="Table4.B" style:family="table-column">
      <style:table-column-properties style:column-width="4.789cm" style:rel-column-width="28582*"/>
    </style:style>
    <style:style style:name="Table4.C" style:family="table-column">
      <style:table-column-properties style:column-width="1.563cm" style:rel-column-width="9329*"/>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4.A7" style:family="table-cell">
      <style:table-cell-properties fo:padding="0.097cm" fo:border="none"/>
    </style:style>
    <style:style style:name="Table11" style:family="table">
      <style:table-properties style:width="7.699cm" fo:margin-left="1.73cm" fo:margin-right="7.569cm" table:align="margins"/>
    </style:style>
    <style:style style:name="Table11.A" style:family="table-column">
      <style:table-column-properties style:column-width="3.836cm" style:rel-column-width="32654*"/>
    </style:style>
    <style:style style:name="Table11.B" style:family="table-column">
      <style:table-column-properties style:column-width="3.863cm" style:rel-column-width="32881*"/>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center"/>
    </style:style>
    <style:style style:name="Table5.A" style:family="table-column">
      <style:table-column-properties style:column-width="1.429cm"/>
    </style:style>
    <style:style style:name="Table5.B" style:family="table-column">
      <style:table-column-properties style:column-width="6.191cm"/>
    </style:style>
    <style:style style:name="Table5.C" style:family="table-column">
      <style:table-column-properties style:column-width="5.609cm"/>
    </style:style>
    <style:style style:name="Table5.D" style:family="table-column">
      <style:table-column-properties style:column-width="3.769cm"/>
    </style:style>
    <style:style style:name="Table5.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5.B1" style:family="table-cell">
      <style:table-cell-properties style:vertical-align="middle" fo:padding="0.097cm" fo:border-left="0.002cm solid #000000" fo:border-right="none" fo:border-top="0.002cm solid #000000" fo:border-bottom="0.002cm solid #000000"/>
    </style:style>
    <style:style style:name="Table5.D1" style:family="table-cell">
      <style:table-cell-properties style:vertical-align="middle" fo:padding="0.097cm" fo:border="0.002cm solid #000000"/>
    </style:style>
    <style:style style:name="Table5.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5.B2" style:family="table-cell">
      <style:table-cell-properties style:vertical-align="middle" fo:padding="0.097cm" fo:border-left="0.002cm solid #000000" fo:border-right="none" fo:border-top="none" fo:border-bottom="0.002cm solid #000000"/>
    </style:style>
    <style:style style:name="Table5.D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6.999cm" table:align="center"/>
    </style:style>
    <style:style style:name="Table6.A" style:family="table-column">
      <style:table-column-properties style:column-width="1.138cm"/>
    </style:style>
    <style:style style:name="Table6.B" style:family="table-column">
      <style:table-column-properties style:column-width="2.117cm"/>
    </style:style>
    <style:style style:name="Table6.C" style:family="table-column">
      <style:table-column-properties style:column-width="5.98cm"/>
    </style:style>
    <style:style style:name="Table6.D" style:family="table-column">
      <style:table-column-properties style:column-width="2.963cm"/>
    </style:style>
    <style:style style:name="Table6.E" style:family="table-column">
      <style:table-column-properties style:column-width="2.884cm"/>
    </style:style>
    <style:style style:name="Table6.F" style:family="table-column">
      <style:table-column-properties style:column-width="1.917cm"/>
    </style:style>
    <style:style style:name="Table6.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0.98cm" fo:margin-left="1.307cm" fo:margin-right="4.711cm" table:align="margins"/>
    </style:style>
    <style:style style:name="Table7.A" style:family="table-column">
      <style:table-column-properties style:column-width="4.628cm" style:rel-column-width="27624*"/>
    </style:style>
    <style:style style:name="Table7.B" style:family="table-column">
      <style:table-column-properties style:column-width="4.789cm" style:rel-column-width="28582*"/>
    </style:style>
    <style:style style:name="Table7.C" style:family="table-column">
      <style:table-column-properties style:column-width="1.563cm" style:rel-column-width="9329*"/>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7.A7" style:family="table-cell">
      <style:table-cell-properties fo:padding="0.097cm" fo:border="none"/>
    </style:style>
    <style:style style:name="Table3" style:family="table">
      <style:table-properties style:width="14.023cm" fo:margin-left="1.73cm" fo:margin-right="1.245cm" table:align="margins"/>
    </style:style>
    <style:style style:name="Table3.A" style:family="table-column">
      <style:table-column-properties style:column-width="4.313cm" style:rel-column-width="20155*"/>
    </style:style>
    <style:style style:name="Table3.B" style:family="table-column">
      <style:table-column-properties style:column-width="4.948cm" style:rel-column-width="23122*"/>
    </style:style>
    <style:style style:name="Table3.C" style:family="table-column">
      <style:table-column-properties style:column-width="4.763cm" style:rel-column-width="22258*"/>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2" style:family="table-row">
      <style:table-row-properties style:min-row-height="2.72cm" style:keep-together="false" fo:keep-together="alway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center"/>
    </style:style>
    <style:style style:name="Table8.A" style:family="table-column">
      <style:table-column-properties style:column-width="1.429cm"/>
    </style:style>
    <style:style style:name="Table8.B" style:family="table-column">
      <style:table-column-properties style:column-width="6.006cm"/>
    </style:style>
    <style:style style:name="Table8.C" style:family="table-column">
      <style:table-column-properties style:column-width="4.339cm"/>
    </style:style>
    <style:style style:name="Table8.D" style:family="table-column">
      <style:table-column-properties style:column-width="5.225cm"/>
    </style:style>
    <style:style style:name="Table8.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style:vertical-align="middle" fo:padding="0.097cm" fo:border-left="0.002cm solid #000000" fo:border-right="none" fo:border-top="0.002cm solid #000000" fo:border-bottom="0.002cm solid #000000"/>
    </style:style>
    <style:style style:name="Table8.D1" style:family="table-cell">
      <style:table-cell-properties style:vertical-align="middle" fo:padding="0.097cm" fo:border="0.002cm solid #000000"/>
    </style:style>
    <style:style style:name="Table8.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8.B2" style:family="table-cell">
      <style:table-cell-properties style:vertical-align="middle" fo:padding="0.097cm" fo:border-left="0.002cm solid #000000" fo:border-right="none" fo:border-top="none" fo:border-bottom="0.002cm solid #000000"/>
    </style:style>
    <style:style style:name="Table8.D2" style:family="table-cell">
      <style:table-cell-properties style:vertical-align="middle" fo:padding="0.097cm" fo:border-left="0.002cm solid #000000" fo:border-right="0.002cm solid #000000" fo:border-top="none" fo:border-bottom="0.002cm solid #000000"/>
    </style:style>
    <style:style style:name="Table8.C5" style:family="table-cell">
      <style:table-cell-properties style:vertical-align="" fo:padding="0.097cm" fo:border-left="0.002cm solid #000000" fo:border-right="none" fo:border-top="none" fo:border-bottom="0.002cm solid #000000"/>
    </style:style>
    <style:style style:name="Table10" style:family="table">
      <style:table-properties style:width="16.999cm" table:align="center"/>
    </style:style>
    <style:style style:name="Table10.A" style:family="table-column">
      <style:table-column-properties style:column-width="1.005cm"/>
    </style:style>
    <style:style style:name="Table10.B" style:family="table-column">
      <style:table-column-properties style:column-width="3.678cm"/>
    </style:style>
    <style:style style:name="Table10.C" style:family="table-column">
      <style:table-column-properties style:column-width="5.106cm"/>
    </style:style>
    <style:style style:name="Table10.E" style:family="table-column">
      <style:table-column-properties style:column-width="2.103cm"/>
    </style:style>
    <style:style style:name="Table10.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style:vertical-align="middle" fo:padding="0.097cm" fo:border-left="0.002cm solid #000000" fo:border-right="none" fo:border-top="0.002cm solid #000000" fo:border-bottom="0.002cm solid #000000"/>
    </style:style>
    <style:style style:name="Table10.E1" style:family="table-cell">
      <style:table-cell-properties style:vertical-align="middle" fo:padding="0.097cm" fo:border="0.002cm solid #000000"/>
    </style:style>
    <style:style style:name="Table10.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10.B2" style:family="table-cell">
      <style:table-cell-properties style:vertical-align="middle" fo:padding="0.097cm" fo:border-left="0.002cm solid #000000" fo:border-right="none" fo:border-top="none" fo:border-bottom="0.002cm solid #000000"/>
    </style:style>
    <style:style style:name="Table10.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Calibri" fo:font-size="25pt" fo:font-weight="bold" style:font-size-asian="25pt" style:font-weight-asian="bold" style:font-size-complex="25pt" style:font-weight-complex="bold"/>
    </style:style>
    <style:style style:name="P2" style:family="paragraph" style:parent-style-name="Standard">
      <style:paragraph-properties fo:text-align="center" style:justify-single-word="false"/>
      <style:text-properties style:font-name="Calibri"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Calibri"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Calibri"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Calibri" fo:font-size="18pt" fo:font-weight="bold"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Calibri"/>
    </style:style>
    <style:style style:name="P10" style:family="paragraph" style:parent-style-name="Standard">
      <style:paragraph-properties fo:margin-left="1.245cm" fo:margin-right="0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12" style:family="paragraph" style:parent-style-name="Standard">
      <style:paragraph-properties fo:margin-left="0cm" fo:margin-right="0cm" fo:text-align="start" style:justify-single-word="false" fo:text-indent="0cm" style:auto-text-indent="false"/>
      <style:text-properties style:font-name="Calibri" fo:font-size="12pt" fo:font-weight="bold" style:font-size-asian="12pt" style:font-weight-asian="bold" style:font-size-complex="12pt" style:font-weight-complex="bold"/>
    </style:style>
    <style:style style:name="P13" style:family="paragraph" style:parent-style-name="Standard">
      <style:paragraph-properties fo:margin-left="0cm" fo:margin-right="0cm" fo:text-align="start" style:justify-single-word="false" fo:text-indent="0cm" style:auto-text-indent="false"/>
      <style:text-properties style:font-name="Calibri" fo:font-size="12pt" fo:language="zxx" fo:country="none" fo:font-style="normal" fo:font-weight="normal" style:font-name-asian="Calibri1" style:font-size-asian="12pt" style:language-asian="zxx" style:country-asian="none" style:font-style-asian="normal" style:font-weight-asian="normal" style:font-name-complex="Calibri1" style:font-size-complex="12pt" style:language-complex="zxx" style:country-complex="none" style:font-style-complex="normal"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Calibri" fo:font-size="12pt" fo:language="zxx" fo:country="none" fo:font-style="normal" fo:font-weight="bold" style:font-name-asian="Calibri1" style:font-size-asian="12pt" style:language-asian="zxx" style:country-asian="none" style:font-style-asian="normal" style:font-weight-asian="bold" style:font-name-complex="Calibri1" style:font-size-complex="12pt" style:language-complex="zxx" style:country-complex="none" style:font-style-complex="normal" style:font-weight-complex="bold"/>
    </style:style>
    <style:style style:name="P15" style:family="paragraph" style:parent-style-name="Standard">
      <style:paragraph-properties fo:margin-left="0cm" fo:margin-right="0cm" fo:text-align="start" style:justify-single-word="false" fo:text-indent="0cm" style:auto-text-indent="false"/>
      <style:text-properties style:font-name="Calibri" fo:font-size="14pt" fo:font-weight="bold" style:font-size-asian="14pt" style:font-weight-asian="bold" style:font-size-complex="14pt" style:font-weight-complex="bold"/>
    </style:style>
    <style:style style:name="P16" style:family="paragraph" style:parent-style-name="Standard">
      <style:paragraph-properties fo:margin-left="0cm" fo:margin-right="0cm" fo:text-align="start" style:justify-single-word="false" fo:text-indent="0cm" style:auto-text-indent="false"/>
      <style:text-properties style:font-name="Calibri" fo:font-size="14pt" fo:language="zxx" fo:country="none" fo:font-style="normal" fo:font-weight="bold" style:font-name-asian="Calibri1" style:font-size-asian="14pt" style:language-asian="zxx" style:country-asian="none" style:font-style-asian="normal" style:font-weight-asian="bold" style:font-name-complex="Calibri1" style:font-size-complex="14pt" style:language-complex="zxx" style:country-complex="none" style:font-style-complex="normal" style:font-weight-complex="bold"/>
    </style:style>
    <style:style style:name="P17" style:family="paragraph" style:parent-style-name="Standard">
      <style:paragraph-properties fo:margin-left="0cm" fo:margin-right="0cm" fo:text-align="start" style:justify-single-word="false" fo:text-indent="0cm" style:auto-text-indent="false"/>
      <style:text-properties style:font-name="Calibri" fo:font-size="14pt" fo:font-weight="normal" style:font-size-asian="14pt" style:font-weight-asian="normal" style:font-size-complex="14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Calibri" fo:font-size="16pt" fo:font-weight="bold" style:font-size-asian="16pt" style:font-weight-asian="bold" style:font-size-complex="16pt" style:font-weight-complex="bold"/>
    </style:style>
    <style:style style:name="P19" style:family="paragraph" style:parent-style-name="Standard">
      <style:paragraph-properties fo:margin-left="0cm" fo:margin-right="0cm" fo:text-align="start" style:justify-single-word="false" fo:text-indent="0cm" style:auto-text-indent="false"/>
      <style:text-properties style:font-name="Calibri" fo:font-size="10pt" fo:font-weight="normal" style:font-size-asian="10pt" style:font-weight-asian="normal" style:font-size-complex="10pt" style:font-weight-complex="normal"/>
    </style:style>
    <style:style style:name="P20" style:family="paragraph" style:parent-style-name="Standard">
      <style:paragraph-properties fo:margin-left="0cm" fo:margin-right="0cm" fo:text-align="start" style:justify-single-word="false" fo:text-indent="0cm" style:auto-text-indent="false"/>
    </style:style>
    <style:style style:name="P21" style:family="paragraph" style:parent-style-name="Standard">
      <style:paragraph-properties fo:margin-left="0cm" fo:margin-right="0cm" fo:text-align="start" style:justify-single-word="false" fo:text-indent="0cm" style:auto-text-indent="false"/>
      <style:text-properties fo:color="#009900" style:font-name="Calibri" fo:font-size="12pt" fo:font-weight="bold" style:font-size-asian="12pt" style:font-weight-asian="bold" style:font-size-complex="12pt" style:font-weight-complex="bold"/>
    </style:style>
    <style:style style:name="P22" style:family="paragraph" style:parent-style-name="Table_20_Contents">
      <style:paragraph-properties fo:margin-left="0cm" fo:margin-right="0cm" fo:text-align="start" style:justify-single-word="false" fo:text-indent="0cm" style:auto-text-indent="false"/>
      <style:text-properties style:font-name="Calibri" fo:font-size="11pt" style:font-name-asian="Calibri1" style:font-size-asian="11pt" style:font-name-complex="Calibri1" style:font-size-complex="11pt"/>
    </style:style>
    <style:style style:name="P23" style:family="paragraph" style:parent-style-name="Table_20_Contents">
      <style:paragraph-properties fo:margin-left="0cm" fo:margin-right="0cm" fo:text-align="center" style:justify-single-word="false" fo:text-indent="0cm" style:auto-text-indent="false"/>
      <style:text-properties style:font-name="Calibri" fo:font-size="11pt" style:font-name-asian="Calibri1" style:font-size-asian="11pt" style:font-name-complex="Calibri1" style:font-size-complex="11pt"/>
    </style:style>
    <style:style style:name="P24" style:family="paragraph" style:parent-style-name="Table_20_Contents">
      <style:paragraph-properties fo:margin-left="0cm" fo:margin-right="0cm" fo:text-align="center" style:justify-single-word="false" fo:text-indent="0cm" style:auto-text-indent="false"/>
      <style:text-properties style:font-name="Calibri"/>
    </style:style>
    <style:style style:name="P25" style:family="paragraph" style:parent-style-name="Table_20_Contents">
      <style:paragraph-properties fo:margin-left="0cm" fo:margin-right="0cm" fo:text-align="center" style:justify-single-word="false" fo:text-indent="0cm" style:auto-text-indent="false"/>
      <style:text-properties fo:color="#cc0000" style:font-name="Calibri"/>
    </style:style>
    <style:style style:name="P26" style:family="paragraph" style:parent-style-name="Table_20_Contents">
      <style:paragraph-properties fo:margin-left="0cm" fo:margin-right="0cm" fo:text-align="center" style:justify-single-word="false" fo:text-indent="0cm" style:auto-text-indent="false"/>
      <style:text-properties fo:color="#cc0000" style:font-name="Calibri" fo:font-size="11pt" style:font-name-asian="Calibri1" style:font-size-asian="11pt" style:font-name-complex="Calibri1" style:font-size-complex="11pt"/>
    </style:style>
    <style:style style:name="P27" style:family="paragraph" style:parent-style-name="Table_20_Contents">
      <style:paragraph-properties fo:margin-left="0cm" fo:margin-right="0cm" fo:text-align="center" style:justify-single-word="false" fo:text-indent="0cm" style:auto-text-indent="false"/>
      <style:text-properties fo:color="#009900" style:font-name="Calibri" fo:font-size="11pt" style:font-name-asian="Calibri1" style:font-size-asian="11pt" style:font-name-complex="Calibri1" style:font-size-complex="11pt"/>
    </style:style>
    <style:style style:name="P28" style:family="paragraph" style:parent-style-name="Standard">
      <style:paragraph-properties fo:margin-left="0cm" fo:margin-right="0cm" fo:margin-top="0cm" fo:margin-bottom="0.282cm" style:line-height-at-least="0.457cm" fo:text-align="start" style:justify-single-word="false" fo:text-indent="0cm" style:auto-text-indent="false" style:text-autospace="none"/>
      <style:text-properties style:font-name="Calibri" fo:font-size="12pt" fo:language="zxx" fo:country="none" fo:font-style="normal" fo:font-weight="normal" style:font-name-asian="Calibri1" style:font-size-asian="12pt" style:language-asian="zxx" style:country-asian="none" style:font-style-asian="normal" style:font-weight-asian="normal" style:font-name-complex="Calibri1" style:font-size-complex="12pt" style:language-complex="zxx" style:country-complex="none" style:font-style-complex="normal" style:font-weight-complex="normal"/>
    </style:style>
    <style:style style:name="P29" style:family="paragraph" style:parent-style-name="Standard">
      <style:paragraph-properties fo:margin-left="0cm" fo:margin-right="0cm" fo:margin-top="0cm" fo:margin-bottom="0.282cm" style:line-height-at-least="0.457cm" fo:text-align="start" style:justify-single-word="false" fo:text-indent="0cm" style:auto-text-indent="false" style:text-autospace="none"/>
    </style:style>
    <style:style style:name="P30"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Calibri" fo:font-size="9pt" fo:letter-spacing="normal" fo:font-style="normal" fo:font-weight="normal" style:font-size-asian="14pt" style:font-size-complex="14pt"/>
    </style:style>
    <style:style style:name="P31" style:family="paragraph" style:parent-style-name="Text_20_body">
      <style:paragraph-properties fo:margin-left="0cm" fo:margin-right="0cm" style:line-height-at-least="0.397cm" fo:text-align="start" style:justify-single-word="false" fo:text-indent="0cm" style:auto-text-indent="false"/>
      <style:text-properties fo:font-variant="normal" fo:text-transform="none" fo:color="#000000" style:font-name="Calibri" fo:font-size="9pt" fo:letter-spacing="normal" fo:font-style="normal" fo:font-weight="normal" style:font-size-asian="14pt" style:font-size-complex="14pt"/>
    </style:style>
    <style:style style:name="P32"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Calibri" fo:font-size="9pt" fo:letter-spacing="normal" fo:font-style="normal" fo:font-weight="normal"/>
    </style:style>
    <style:style style:name="P33" style:family="paragraph" style:parent-style-name="Text_20_body">
      <style:paragraph-properties fo:text-align="start" style:justify-single-word="false"/>
      <style:text-properties fo:font-variant="normal" fo:text-transform="none" fo:color="#000000" style:font-name="Calibri" fo:font-size="9pt" fo:letter-spacing="normal" fo:font-style="normal" fo:font-weight="normal" style:font-size-asian="14pt" style:font-size-complex="14pt"/>
    </style:style>
    <style:style style:name="P34" style:family="paragraph" style:parent-style-name="Table_20_Contents">
      <style:paragraph-properties fo:text-align="start" style:justify-single-word="false"/>
      <style:text-properties style:font-name="Calibri" fo:font-size="12pt" style:font-size-asian="12pt" style:font-size-complex="12pt"/>
    </style:style>
    <style:style style:name="P35" style:family="paragraph" style:parent-style-name="Table_20_Contents">
      <style:paragraph-properties fo:text-align="center" style:justify-single-word="false"/>
      <style:text-properties style:font-name="Calibri" fo:font-size="14pt" style:font-size-asian="14pt" style:font-size-complex="14pt"/>
    </style:style>
    <style:style style:name="P36" style:family="paragraph" style:parent-style-name="Table_20_Contents">
      <style:paragraph-properties fo:text-align="center" style:justify-single-word="false"/>
      <style:text-properties style:font-name="Calibri" fo:font-size="11pt" style:font-name-asian="Calibri1" style:font-size-asian="11pt" style:font-name-complex="Calibri1" style:font-size-complex="11pt"/>
    </style:style>
    <style:style style:name="P37" style:family="paragraph" style:parent-style-name="Table_20_Contents">
      <style:paragraph-properties fo:text-align="start" style:justify-single-word="false"/>
      <style:text-properties style:font-name="Calibri" fo:font-size="11pt" style:font-name-asian="Calibri1" style:font-size-asian="11pt" style:font-name-complex="Calibri1" style:font-size-complex="11pt"/>
    </style:style>
    <style:style style:name="P38" style:family="paragraph" style:parent-style-name="Standard" style:list-style-name="L1">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39" style:family="paragraph" style:parent-style-name="Standard" style:list-style-name="L2">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40" style:family="paragraph" style:parent-style-name="Standard" style:list-style-name="L3">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41" style:family="paragraph" style:parent-style-name="Standard" style:list-style-name="L4">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42" style:family="paragraph" style:parent-style-name="Standard" style:list-style-name="L5">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43" style:family="paragraph" style:parent-style-name="Standard" style:list-style-name="L6">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44" style:family="paragraph" style:parent-style-name="Standard" style:list-style-name="L7">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45" style:family="paragraph" style:parent-style-name="Standard" style:list-style-name="L9">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46" style:family="paragraph" style:parent-style-name="Standard" style:list-style-name="L10">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47" style:family="paragraph" style:parent-style-name="Standard" style:list-style-name="L12">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48" style:family="paragraph" style:parent-style-name="Standard" style:list-style-name="L13">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49" style:family="paragraph" style:parent-style-name="Standard" style:list-style-name="L15">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50" style:family="paragraph" style:parent-style-name="Standard" style:list-style-name="L8">
      <style:paragraph-properties fo:text-align="start" style:justify-single-word="false"/>
      <style:text-properties style:font-name="Calibri"/>
    </style:style>
    <style:style style:name="P51" style:family="paragraph" style:parent-style-name="Standard" style:list-style-name="L11">
      <style:paragraph-properties fo:text-align="start" style:justify-single-word="false"/>
      <style:text-properties style:font-name="Calibri"/>
    </style:style>
    <style:style style:name="P52" style:family="paragraph" style:parent-style-name="Standard" style:list-style-name="L14">
      <style:paragraph-properties fo:text-align="start" style:justify-single-word="false"/>
      <style:text-properties style:font-name="Calibri"/>
    </style:style>
    <style:style style:name="P53"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54" style:family="paragraph" style:parent-style-name="Standard">
      <style:paragraph-properties fo:text-align="center" style:justify-single-word="false"/>
      <style:text-properties fo:color="#3399ff" style:font-name="Calibri" fo:font-size="18pt" fo:font-weight="bold" style:font-size-asian="18pt" style:font-weight-asian="bold" style:font-size-complex="18pt" style:font-weight-complex="bold"/>
    </style:style>
    <style:style style:name="P55" style:family="paragraph" style:parent-style-name="Standard">
      <style:paragraph-properties fo:margin-left="0cm" fo:margin-right="0cm" fo:text-align="start" style:justify-single-word="false" fo:text-indent="0cm" style:auto-text-indent="false"/>
      <style:text-properties style:font-name="Calibri" fo:font-size="14pt" fo:font-weight="normal" style:font-size-asian="14pt" style:font-weight-asian="normal" style:font-size-complex="14pt" style:font-weight-complex="normal"/>
    </style:style>
    <style:style style:name="P56" style:family="paragraph" style:parent-style-name="Standard">
      <style:paragraph-properties fo:margin-left="0cm" fo:margin-right="0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57" style:family="paragraph" style:parent-style-name="Standard">
      <style:paragraph-properties fo:margin-left="0cm" fo:margin-right="0cm" fo:text-align="start" style:justify-single-word="false" fo:text-indent="0cm" style:auto-text-indent="false"/>
      <style:text-properties style:font-name="Calibri" fo:font-size="12pt" fo:language="zxx" fo:country="none" fo:font-style="normal" fo:font-weight="normal" style:font-name-asian="Calibri1" style:font-size-asian="12pt" style:language-asian="zxx" style:country-asian="none" style:font-style-asian="normal" style:font-weight-asian="normal" style:font-name-complex="Calibri1" style:font-size-complex="12pt" style:language-complex="zxx" style:country-complex="none" style:font-style-complex="normal" style:font-weight-complex="normal"/>
    </style:style>
    <style:style style:name="P58" style:family="paragraph" style:parent-style-name="Standard">
      <style:paragraph-properties fo:margin-left="0cm" fo:margin-right="0cm" fo:text-align="center" style:justify-single-word="false" fo:text-indent="0cm" style:auto-text-indent="false"/>
      <style:text-properties fo:color="#3399ff" style:font-name="Calibri" fo:font-size="12pt" fo:language="zxx" fo:country="none" fo:font-style="normal" fo:font-weight="normal" style:font-name-asian="Calibri1" style:font-size-asian="12pt" style:language-asian="zxx" style:country-asian="none" style:font-style-asian="normal" style:font-weight-asian="normal" style:font-name-complex="Calibri1" style:font-size-complex="12pt" style:language-complex="zxx" style:country-complex="none" style:font-style-complex="normal" style:font-weight-complex="normal"/>
    </style:style>
    <style:style style:name="P59" style:family="paragraph" style:parent-style-name="Table_20_Contents">
      <style:paragraph-properties fo:margin-left="0cm" fo:margin-right="0cm" fo:text-align="center" style:justify-single-word="false" fo:text-indent="0cm" style:auto-text-indent="false"/>
      <style:text-properties fo:font-variant="normal" fo:text-transform="none" fo:color="#ee5757" style:font-name="Calibri" fo:letter-spacing="normal" fo:font-style="normal" fo:font-weight="normal"/>
    </style:style>
    <style:style style:name="P60" style:family="paragraph" style:parent-style-name="Table_20_Contents">
      <style:paragraph-properties fo:margin-left="0cm" fo:margin-right="0cm" fo:text-align="center" style:justify-single-word="false" fo:text-indent="0cm" style:auto-text-indent="false"/>
      <style:text-properties fo:font-variant="normal" fo:text-transform="none" fo:color="#000000" style:font-name="Calibri" fo:letter-spacing="normal" fo:font-style="normal" fo:font-weight="normal"/>
    </style:style>
    <style:style style:name="T1" style:family="text">
      <style:text-properties style:font-name="Calibri" fo:font-size="12pt" fo:font-weight="normal" style:font-size-asian="12pt" style:font-weight-asian="normal" style:font-size-complex="12pt" style:font-weight-complex="normal"/>
    </style:style>
    <style:style style:name="T2" style:family="text">
      <style:text-properties style:font-name="Calibri" fo:font-size="12pt" fo:language="zxx" fo:country="none" fo:font-style="normal" fo:font-weight="normal" style:font-name-asian="Calibri1" style:font-size-asian="12pt" style:language-asian="zxx" style:country-asian="none" style:font-style-asian="normal" style:font-weight-asian="normal" style:font-name-complex="Calibri1" style:font-size-complex="12pt" style:language-complex="zxx" style:country-complex="none" style:font-style-complex="normal" style:font-weight-complex="normal"/>
    </style:style>
    <style:style style:name="T3" style:family="text">
      <style:text-properties style:font-name="Calibri" fo:font-size="10pt" fo:font-weight="normal" style:font-size-asian="10pt" style:font-weight-asian="normal" style:font-size-complex="10pt" style:font-weight-complex="normal"/>
    </style:style>
    <style:style style:name="T4" style:family="text">
      <style:text-properties fo:font-weight="normal" style:font-weight-asian="normal" style:font-weight-complex="normal"/>
    </style:style>
    <style:style style:name="T5" style:family="text">
      <style:text-properties fo:language="zxx" fo:country="none" fo:font-style="normal" style:font-name-asian="Calibri1" style:language-asian="zxx" style:country-asian="none" style:font-style-asian="normal" style:font-name-complex="Calibri1" style:language-complex="zxx" style:country-complex="none" style:font-style-complex="normal"/>
    </style:style>
    <style:style style:name="T6" style:family="text">
      <style:text-properties fo:font-size="10pt" style:font-size-asian="10pt" style:font-size-complex="10pt"/>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style:font-name="Helvetica Neue Light" fo:font-size="12pt" fo:letter-spacing="normal" fo:font-style="normal" fo:font-weight="normal"/>
    </style:style>
    <style:style style:name="T9" style:family="text">
      <style:text-properties fo:font-variant="normal" fo:text-transform="none" fo:color="#cc0000" fo:letter-spacing="normal" fo:font-style="normal" fo:font-weight="normal"/>
    </style:style>
    <style:style style:name="T10" style:family="text">
      <style:text-properties fo:font-weight="bold" style:font-weight-asian="bold" style:font-weight-complex="bold"/>
    </style:style>
    <style:style style:name="T11" style:family="text">
      <style:text-properties fo:font-size="11pt" style:font-name-asian="Calibri1" style:font-size-asian="11pt" style:font-name-complex="Calibri1" style:font-size-complex="11pt"/>
    </style:style>
    <style:style style:name="T12" style:family="text">
      <style:text-properties fo:color="#009900"/>
    </style:style>
    <style:style style:name="T13" style:family="text">
      <style:text-properties fo:font-size="18pt" fo:font-weight="bold" style:font-size-asian="18pt" style:font-weight-asian="bold" style:font-size-complex="1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1DV404 – HT2014</text:p>
      <text:p text:style-name="P1">Iterativ mjukvaruutveckling</text:p>
      <text:p text:style-name="P1">Laboration 4 - Projekt</text:p>
      <text:p text:style-name="P1"/>
      <text:p text:style-name="P1">av Da-Sing Trinh</text:p>
      <text:p text:style-name="P1">dt222cc@student.lnu.se</text:p>
      <text:p text:style-name="P1"/>
      <text:p text:style-name="P2"/>
      <text:p text:style-name="P6">Gymnastiktävlingssyste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4"><text:soft-page-break/>Iterationsplanering</text:p>
      <text:p text:style-name="P6"/>
      <text:p text:style-name="P11">Målet med dokumentet är att definera de funktionalitet som ska implementeras. Målet med iterationerna är att implementera så mycket funktionalitet kring Gymnastiktävlingssystemet som möjligt.</text:p>
      <text:p text:style-name="P10"/>
      <text:p text:style-name="P15">Iteration 1</text:p>
      <text:p text:style-name="P12"><text:tab/>Vad:</text:p>
      <text:list xml:id="list2291798712210089833" text:style-name="L1">
        <text:list-item>
          <text:p text:style-name="P38">Implementering av registrering av användare/gymnast</text:p>
        </text:list-item>
      </text:list>
      <text:p text:style-name="P11"/>
      <text:p text:style-name="P12"><text:tab/>Mål:</text:p>
      <text:list xml:id="list3936395699161733912" text:style-name="L2">
        <text:list-item>
          <text:p text:style-name="P39">Förmågan att registrera sig och förmågan för systemet att hantera det</text:p>
          <text:list>
            <text:list-item>
              <text:p text:style-name="P39">Klass Person</text:p>
            </text:list-item>
            <text:list-item>
              <text:p text:style-name="P39">Klass Validate</text:p>
            </text:list-item>
          </text:list>
        </text:list-item>
      </text:list>
      <text:p text:style-name="P11"/>
      <text:p text:style-name="P12"><text:tab/>Tid: <text:span text:style-name="T4">9 timmar</text:span></text:p>
      <text:p text:style-name="P11"/>
      <text:p text:style-name="P15">Iteration 2</text:p>
      <text:p text:style-name="P12"><text:tab/>Vad:</text:p>
      <text:list xml:id="list41610236" text:continue-list="list2291798712210089833" text:style-name="L1">
        <text:list-item>
          <text:p text:style-name="P38">Implementering av registrering av lag</text:p>
        </text:list-item>
      </text:list>
      <text:p text:style-name="P11"/>
      <text:p text:style-name="P12"><text:tab/>Mål:</text:p>
      <text:list xml:id="list7170025002070687307" text:style-name="L3">
        <text:list-item>
          <text:p text:style-name="P40">Förmågan att registrera sitt lag och förmågan för systemet att hantera det</text:p>
          <text:list>
            <text:list-item>
              <text:p text:style-name="P40">Klass Team</text:p>
            </text:list-item>
            <text:list-item>
              <text:p text:style-name="P40">Klass League</text:p>
            </text:list-item>
          </text:list>
        </text:list-item>
      </text:list>
      <text:p text:style-name="P11"/>
      <text:p text:style-name="P12"><text:tab/>Tid: <text:span text:style-name="T4">10 timmar</text:span></text:p>
      <text:p text:style-name="P11"/>
      <text:p text:style-name="P11"/>
      <text:p text:style-name="P15">Iteration 3</text:p>
      <text:p text:style-name="P12"><text:tab/>Vad:</text:p>
      <text:list xml:id="list4058040586179813944" text:style-name="L4">
        <text:list-item>
          <text:p text:style-name="P41">Implementering av registera sig till lag</text:p>
        </text:list-item>
      </text:list>
      <text:p text:style-name="P11"/>
      <text:p text:style-name="P12"><text:tab/>Mål:</text:p>
      <text:list xml:id="list4978337052998448259" text:style-name="L5">
        <text:list-item>
          <text:p text:style-name="P42">Förmågan att registrera sig till ett lag och förmågan för systemet att hantera det</text:p>
          <text:list>
            <text:list-item>
              <text:p text:style-name="P42">Fortsätt med klassen Team</text:p>
            </text:list-item>
          </text:list>
        </text:list-item>
      </text:list>
      <text:p text:style-name="P12"/>
      <text:p text:style-name="P12"><text:tab/>Delmål:</text:p>
      <text:list xml:id="list4178411252185802969" text:style-name="L6">
        <text:list-item>
          <text:p text:style-name="P43">Snygga till all källkod, göra förbättringar om jag kommer på något</text:p>
        </text:list-item>
      </text:list>
      <text:p text:style-name="P11"/>
      <text:p text:style-name="P12"><text:tab/>Tid: <text:span text:style-name="T4">11 timmar</text:span></text:p>
      <text:p text:style-name="P7"/>
      <text:p text:style-name="P5">Kort motivering/reflektion</text:p>
      <text:p text:style-name="P3">Min motivering till varför iterationsplaneringen är så kort som den är för jag tyckte att de behövdes inte var så pass långa + att jag hade försökt att hålla den kort, liksom antingen i en sida eller två sidor så att det ser prydligt ut. Man skulle ju ha "vad", "mål" och "tid" om jag hade förstått rätt.</text:p>
      <text:p text:style-name="P54"><text:soft-page-break/>Iteration 1</text:p>
      <text:p text:style-name="P8"/>
      <text:p text:style-name="P5">Bakgrund:</text:p>
      <text:p text:style-name="P3"><text:tab/>Implementering av registrering av ny användare/gymnast.</text:p>
      <text:p text:style-name="P3"/>
      <text:p text:style-name="P5">Planering:</text:p>
      <text:p text:style-name="P11"><text:tab/></text:p>
      <table:table table:name="Table1" table:style-name="Table1">
        <table:table-column table:style-name="Table1.A"/>
        <table:table-column table:style-name="Table1.B"/>
        <table:table-column table:style-name="Table1.C"/>
        <table:table-row>
          <table:table-cell table:style-name="Table1.A1" office:value-type="string">
            <text:p text:style-name="P34">Vad:</text:p>
          </table:table-cell>
          <table:table-cell table:style-name="Table1.A1" office:value-type="string">
            <text:p text:style-name="P34">Uppgift:</text:p>
          </table:table-cell>
          <table:table-cell table:style-name="Table1.C1" office:value-type="string">
            <text:p text:style-name="P34">Tid:</text:p>
          </table:table-cell>
        </table:table-row>
        <table:table-row>
          <table:table-cell table:style-name="Table1.A2" office:value-type="string">
            <text:p text:style-name="P34">Krav</text:p>
          </table:table-cell>
          <table:table-cell table:style-name="Table1.A2" office:value-type="string">
            <text:p text:style-name="P34">Analysera användningsfall,</text:p>
            <text:p text:style-name="P34">Specificera krav</text:p>
          </table:table-cell>
          <table:table-cell table:style-name="Table1.C2" office:value-type="string">
            <text:p text:style-name="P34">30 min</text:p>
            <text:p text:style-name="P34">30 min</text:p>
          </table:table-cell>
        </table:table-row>
        <table:table-row>
          <table:table-cell table:style-name="Table1.A2" office:value-type="string">
            <text:p text:style-name="P34">Design/Implementation</text:p>
          </table:table-cell>
          <table:table-cell table:style-name="Table1.A2" office:value-type="string">
            <text:p text:style-name="P34">Identifiera klasser,</text:p>
            <text:p text:style-name="P34">Specificera klasser,</text:p>
            <text:p text:style-name="P34">Implementation</text:p>
          </table:table-cell>
          <table:table-cell table:style-name="Table1.C2" office:value-type="string">
            <text:p text:style-name="P34">45 min</text:p>
            <text:p text:style-name="P34">1 h</text:p>
            <text:p text:style-name="P34">2 h</text:p>
          </table:table-cell>
        </table:table-row>
        <table:table-row>
          <table:table-cell table:style-name="Table1.A2" office:value-type="string">
            <text:p text:style-name="P34">Test</text:p>
          </table:table-cell>
          <table:table-cell table:style-name="Table1.A2" office:value-type="string">
            <text:p text:style-name="P34">Test design,</text:p>
            <text:p text:style-name="P34">Test specification,</text:p>
            <text:p text:style-name="P34">Test implementation,</text:p>
            <text:p text:style-name="P34">Test exekvering,</text:p>
          </table:table-cell>
          <table:table-cell table:style-name="Table1.C2" office:value-type="string">
            <text:p text:style-name="P34">45 min</text:p>
            <text:p text:style-name="P34">1 h</text:p>
            <text:p text:style-name="P34">1 h</text:p>
            <text:p text:style-name="P34">30 min</text:p>
          </table:table-cell>
        </table:table-row>
        <table:table-row>
          <table:table-cell table:style-name="Table1.A2" office:value-type="string">
            <text:p text:style-name="P34">Reflektion</text:p>
          </table:table-cell>
          <table:table-cell table:style-name="Table1.A2" office:value-type="string">
            <text:p text:style-name="P34">Reflektera</text:p>
          </table:table-cell>
          <table:table-cell table:style-name="Table1.C2" office:value-type="string">
            <text:p text:style-name="P34">1 h</text:p>
          </table:table-cell>
        </table:table-row>
        <table:table-row>
          <table:table-cell table:style-name="Table1.A6" office:value-type="string">
            <text:p text:style-name="P34"/>
          </table:table-cell>
          <table:table-cell table:style-name="Table1.A6" office:value-type="string">
            <text:p text:style-name="P34"/>
          </table:table-cell>
          <table:table-cell table:style-name="Table1.C2" office:value-type="string">
            <text:p text:style-name="P34">9 h</text:p>
          </table:table-cell>
        </table:table-row>
      </table:table>
      <text:p text:style-name="P15"/>
      <text:p text:style-name="P15"/>
      <text:p text:style-name="P15">Flöden:</text:p>
      <text:p text:style-name="P10">Initiering: Användaren klickar på registrera ny användare/gymnast</text:p>
      <text:p text:style-name="P10"/>
      <text:p text:style-name="P10">Primärt flöde:</text:p>
      <text:list xml:id="list348188384475174890" text:style-name="L7">
        <text:list-item>
          <text:p text:style-name="P44">Sidan för registrering av ny användare presenteras</text:p>
        </text:list-item>
        <text:list-item>
          <text:p text:style-name="P44">Aktören fyller i fält och trycker sedan på "Registrera" knappen</text:p>
        </text:list-item>
        <text:list-item>
          <text:p text:style-name="P44">Verifierar data</text:p>
        </text:list-item>
        <text:list-item>
          <text:p text:style-name="P44">Registrera data och lämplig meddelande presenteras för aktören som indikerar att registreringen är klart</text:p>
        </text:list-item>
      </text:list>
      <text:p text:style-name="P3"/>
      <text:p text:style-name="P3"><text:tab/>Alternativ flöde:</text:p>
      <text:p text:style-name="P20"><text:span text:style-name="T1"><text:tab/></text:span><text:span text:style-name="T3">Om i steg 3 i primära flödet misslyckar verifieringen...</text:span></text:p>
      <text:list xml:id="list2989455630597109097" text:style-name="L8">
        <text:list-item>
          <text:p text:style-name="P50">Presenteras ett meddelande som indikerar att registreringen misslyckades</text:p>
        </text:list-item>
        <text:list-item>
          <text:p text:style-name="P50">Vidare till steg 2 i primära flödet.</text:p>
        </text:list-item>
      </text:list>
      <text:p text:style-name="P9"/>
      <text:p text:style-name="P9"/>
      <text:p text:style-name="P15">Krav:</text:p>
      <text:list xml:id="list6503215974834865356" text:style-name="L9">
        <text:list-item>
          <text:p text:style-name="P45">Kontrollera att de inmatade värden är korrekta med regex</text:p>
          <text:list>
            <text:list-item>
              <text:p text:style-name="P45">E-post</text:p>
              <text:list>
                <text:list-item>
                  <text:p text:style-name="P45">Kontrollera om användarens e-post är redan registrerad</text:p>
                </text:list-item>
              </text:list>
            </text:list-item>
            <text:list-item>
              <text:p text:style-name="P45">Ålder</text:p>
            </text:list-item>
            <text:list-item>
              <text:p text:style-name="P45">Lösenord (två fält, om båda fälten är samma)</text:p>
            </text:list-item>
          </text:list>
        </text:list-item>
      </text:list>
      <text:p text:style-name="P11"/>
      <text:p text:style-name="P15"><text:soft-page-break/>Design:</text:p>
      <table:table table:name="Iteration1klasser" table:style-name="Iteration1klasser">
        <table:table-column table:style-name="Iteration1klasser.A"/>
        <table:table-column table:style-name="Iteration1klasser.B"/>
        <table:table-row>
          <table:table-cell table:style-name="Iteration1klasser.A1" office:value-type="string">
            <text:p text:style-name="P35">Klass: Person</text:p>
          </table:table-cell>
          <table:table-cell table:style-name="Iteration1klasser.B1" office:value-type="string">
            <text:p text:style-name="P35">Klass: Validate</text:p>
          </table:table-cell>
        </table:table-row>
        <table:table-row table:style-name="Iteration1klasser.2">
          <table:table-cell table:style-name="Iteration1klasser.A2" office:value-type="string">
            <text:p text:style-name="P30">firstName: String,</text:p>
            <text:p text:style-name="P32">lastName: String,</text:p>
            <text:p text:style-name="P32">email: String,</text:p>
            <text:p text:style-name="P32">password: String</text:p>
          </table:table-cell>
          <table:table-cell table:style-name="Iteration1klasser.B2" office:value-type="string">
            <text:p text:style-name="P33">email: String,</text:p>
            <text:p text:style-name="P33">pw1: String,</text:p>
            <text:p text:style-name="P33">pw2: String</text:p>
            <text:p text:style-name="P33">isVerified: bool</text:p>
          </table:table-cell>
        </table:table-row>
        <table:table-row>
          <table:table-cell table:style-name="Iteration1klasser.A2" office:value-type="string">
            <text:p text:style-name="P31"/>
          </table:table-cell>
          <table:table-cell table:style-name="Iteration1klasser.B2" office:value-type="string">
            <text:p text:style-name="P33">validateData(data): isVerified</text:p>
            <text:p text:style-name="P33">validateEmail(email): isVerified</text:p>
            <text:p text:style-name="P33">validatePW(pw1, pw2): isVerified</text:p>
          </table:table-cell>
        </table:table-row>
      </table:table>
      <text:p text:style-name="P18"/>
      <text:p text:style-name="P15">Test: <text:span text:style-name="T4">Klassen Person och Validate</text:span></text:p>
      <text:p text:style-name="P17"/>
      <table:table table:name="Testsvits1" table:style-name="Testsvits1">
        <table:table-column table:style-name="Testsvits1.A"/>
        <table:table-column table:style-name="Testsvits1.B"/>
        <table:table-column table:style-name="Testsvits1.C"/>
        <table:table-column table:style-name="Testsvits1.D"/>
        <table:table-row>
          <table:table-cell table:style-name="Testsvits1.A1" office:value-type="string">
            <text:p text:style-name="P36">Test</text:p>
          </table:table-cell>
          <table:table-cell table:style-name="Testsvits1.B1" office:value-type="string">
            <text:p text:style-name="P36">Metod</text:p>
          </table:table-cell>
          <table:table-cell table:style-name="Testsvits1.B1" office:value-type="string">
            <text:p text:style-name="P36">Testfall</text:p>
          </table:table-cell>
          <table:table-cell table:style-name="Testsvits1.D1" office:value-type="string">
            <text:p text:style-name="P36">Förväntad resultat</text:p>
          </table:table-cell>
        </table:table-row>
        <table:table-row>
          <table:table-cell table:style-name="Testsvits1.A2" office:value-type="string">
            <text:p text:style-name="P36">#1</text:p>
          </table:table-cell>
          <table:table-cell table:style-name="Testsvits1.B2" office:value-type="string">
            <text:p text:style-name="P37">Lägg till ny person</text:p>
          </table:table-cell>
          <table:table-cell table:style-name="Testsvits1.B2" office:value-type="string">
            <text:p text:style-name="P22">Förnamn: Sing</text:p>
            <text:p text:style-name="P22">Efternamn: Trinh </text:p>
            <text:p text:style-name="P22">E-post: dt222cc@student.lnu.se</text:p>
            <text:p text:style-name="P22">Lösenord: 1234</text:p>
          </table:table-cell>
          <table:table-cell table:style-name="Testsvits1.D2" office:value-type="string">
            <text:p text:style-name="P23">true</text:p>
          </table:table-cell>
        </table:table-row>
        <table:table-row>
          <table:table-cell table:style-name="Testsvits1.A2" office:value-type="string">
            <text:p text:style-name="P36">#2</text:p>
          </table:table-cell>
          <table:table-cell table:style-name="Testsvits1.B2" office:value-type="string">
            <text:p text:style-name="P37">Validering av data, korrekt format</text:p>
          </table:table-cell>
          <table:table-cell table:style-name="Testsvits1.B2" office:value-type="string">
            <text:p text:style-name="P37">E-post: dt222cc@student.lnu.se</text:p>
            <text:p text:style-name="P37">Lösenord 1: 1234</text:p>
            <text:p text:style-name="P37">Lösenord 2: 1234</text:p>
          </table:table-cell>
          <table:table-cell table:style-name="Testsvits1.D2" office:value-type="string">
            <text:p text:style-name="P23">true</text:p>
          </table:table-cell>
        </table:table-row>
        <table:table-row>
          <table:table-cell table:style-name="Testsvits1.A2" office:value-type="string">
            <text:p text:style-name="P36">#3</text:p>
          </table:table-cell>
          <table:table-cell table:style-name="Testsvits1.B2" office:value-type="string">
            <text:p text:style-name="P37">Validering av data, fel email</text:p>
          </table:table-cell>
          <table:table-cell table:style-name="Testsvits1.B2" office:value-type="string">
            <text:p text:style-name="P22">1. <text:s text:c="4"/>dt222ccstudent.lnu.se</text:p>
            <text:p text:style-name="P22">2. <text:s text:c="4"/>@gmail.com</text:p>
            <text:p text:style-name="P22">3. <text:s text:c="4"/>dt222cc@</text:p>
            <text:p text:style-name="P22">4. <text:s text:c="4"/>""</text:p>
          </table:table-cell>
          <table:table-cell table:style-name="Testsvits1.D2" office:value-type="string">
            <text:p text:style-name="P23">false</text:p>
          </table:table-cell>
        </table:table-row>
        <table:table-row>
          <table:table-cell table:style-name="Testsvits1.A2" office:value-type="string">
            <text:p text:style-name="P36">#4</text:p>
          </table:table-cell>
          <table:table-cell table:style-name="Testsvits1.B2" office:value-type="string">
            <text:p text:style-name="P37">Validering av data, fel lösenord</text:p>
          </table:table-cell>
          <table:table-cell table:style-name="Testsvits1.B2" office:value-type="string">
            <text:p text:style-name="P22">1. <text:s text:c="4"/>1234, 2345</text:p>
            <text:p text:style-name="P22">2. <text:s text:c="4"/>1234, ""</text:p>
            <text:p text:style-name="P22">3. <text:s text:c="4"/>"", 1234</text:p>
            <text:p text:style-name="P22">4. <text:s text:c="4"/>"", ""</text:p>
          </table:table-cell>
          <table:table-cell table:style-name="Testsvits1.D2" office:value-type="string">
            <text:p text:style-name="P23">false</text:p>
          </table:table-cell>
        </table:table-row>
      </table:table>
      <text:p text:style-name="P15"/>
      <text:p text:style-name="P15">Testdata:</text:p>
      <text:p text:style-name="P1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6">Test</text:p>
          </table:table-cell>
          <table:table-cell table:style-name="Table2.B1" office:value-type="string">
            <text:p text:style-name="P23">Testansvarig</text:p>
          </table:table-cell>
          <table:table-cell table:style-name="Table2.B1" office:value-type="string">
            <text:p text:style-name="P23">Metod</text:p>
          </table:table-cell>
          <table:table-cell table:style-name="Table2.B1" office:value-type="string">
            <text:p text:style-name="P36">Förväntad</text:p>
            <text:p text:style-name="P36">resultat</text:p>
          </table:table-cell>
          <table:table-cell table:style-name="Table2.B1" office:value-type="string">
            <text:p text:style-name="P36">Verklig</text:p>
            <text:p text:style-name="P36">resultat</text:p>
          </table:table-cell>
          <table:table-cell table:style-name="Table2.F1" office:value-type="string">
            <text:p text:style-name="P36">Godkänt/</text:p>
            <text:p text:style-name="P36">Underkänt</text:p>
          </table:table-cell>
        </table:table-row>
        <table:table-row>
          <table:table-cell table:style-name="Table2.A2" office:value-type="string">
            <text:p text:style-name="P36">#1</text:p>
          </table:table-cell>
          <table:table-cell table:style-name="Table2.B2" office:value-type="string">
            <text:p text:style-name="P23">dt222cc</text:p>
          </table:table-cell>
          <table:table-cell table:style-name="Table2.B2" office:value-type="string">
            <text:p text:style-name="P37">Lägg till ny person</text:p>
          </table:table-cell>
          <table:table-cell table:style-name="Table2.B2" office:value-type="string">
            <text:p text:style-name="P23">true</text:p>
          </table:table-cell>
          <table:table-cell table:style-name="Table2.B2" office:value-type="string">
            <text:p text:style-name="P23">true</text:p>
          </table:table-cell>
          <table:table-cell table:style-name="Table2.F2" office:value-type="string">
            <text:p text:style-name="P22">Godkänt</text:p>
          </table:table-cell>
        </table:table-row>
        <table:table-row>
          <table:table-cell table:style-name="Table2.A2" office:value-type="string">
            <text:p text:style-name="P36">#2</text:p>
          </table:table-cell>
          <table:table-cell table:style-name="Table2.B2" office:value-type="string">
            <text:p text:style-name="P23">dt222cc</text:p>
          </table:table-cell>
          <table:table-cell table:style-name="Table2.B2" office:value-type="string">
            <text:p text:style-name="P37">Validering av data, korrekt format</text:p>
          </table:table-cell>
          <table:table-cell table:style-name="Table2.B2" office:value-type="string">
            <text:p text:style-name="P23">true</text:p>
          </table:table-cell>
          <table:table-cell table:style-name="Table2.B2" office:value-type="string">
            <text:p text:style-name="P23">true</text:p>
          </table:table-cell>
          <table:table-cell table:style-name="Table2.F2" office:value-type="string">
            <text:p text:style-name="P22">Godkänt</text:p>
          </table:table-cell>
        </table:table-row>
        <table:table-row>
          <table:table-cell table:style-name="Table2.A2" office:value-type="string">
            <text:p text:style-name="P36">#3</text:p>
          </table:table-cell>
          <table:table-cell table:style-name="Table2.B2" office:value-type="string">
            <text:p text:style-name="P23">dt222cc</text:p>
          </table:table-cell>
          <table:table-cell table:style-name="Table2.B2" office:value-type="string">
            <text:p text:style-name="P37">Validering av data, fel email</text:p>
          </table:table-cell>
          <table:table-cell table:style-name="Table2.B2" office:value-type="string">
            <text:p text:style-name="P23">false</text:p>
          </table:table-cell>
          <table:table-cell table:style-name="Table2.B2" office:value-type="string">
            <text:p text:style-name="P23">false</text:p>
          </table:table-cell>
          <table:table-cell table:style-name="Table2.F2" office:value-type="string">
            <text:p text:style-name="P22">Godkänt</text:p>
          </table:table-cell>
        </table:table-row>
        <table:table-row>
          <table:table-cell table:style-name="Table2.A2" office:value-type="string">
            <text:p text:style-name="P36">#4</text:p>
          </table:table-cell>
          <table:table-cell table:style-name="Table2.B2" office:value-type="string">
            <text:p text:style-name="P23">dt222cc</text:p>
          </table:table-cell>
          <table:table-cell table:style-name="Table2.B2" office:value-type="string">
            <text:p text:style-name="P37">Validering av data, fel lösenord</text:p>
          </table:table-cell>
          <table:table-cell table:style-name="Table2.B2" office:value-type="string">
            <text:p text:style-name="P23">false</text:p>
          </table:table-cell>
          <table:table-cell table:style-name="Table2.B2" office:value-type="string">
            <text:p text:style-name="P23">false</text:p>
          </table:table-cell>
          <table:table-cell table:style-name="Table2.F2" office:value-type="string">
            <text:p text:style-name="P22">Godkänt</text:p>
          </table:table-cell>
        </table:table-row>
      </table:table>
      <text:p text:style-name="P15"/>
      <text:p text:style-name="P16">Källkod:</text:p>
      <text:p text:style-name="P13">Källkod finns i iterationsmappen.</text:p>
      <text:p text:style-name="P28"><text:a xlink:type="simple" xlink:href="https://github.com/dt222cc/1dv404-dt222cc-laborationer/tree/master/Laboration%204/iteration1" text:style-name="Internet_20_link" text:visited-style-name="Visited_20_Internet_20_Link">https://github.com/dt222cc/1dv404-dt222cc-laborationer/tree/master/Laboration%204/iteration1</text:a></text:p>
      <text:p text:style-name="P54"><text:soft-page-break/>Iteration 2</text:p>
      <text:p text:style-name="P4"/>
      <text:p text:style-name="P5">Bakgrund:</text:p>
      <text:p text:style-name="P3"><text:tab/>Implementering av registrering av nytt lag</text:p>
      <text:p text:style-name="P3"/>
      <text:p text:style-name="P5">Planering:</text:p>
      <text:p text:style-name="P11"><text:tab/></text:p>
      <table:table table:name="Table4" table:style-name="Table4">
        <table:table-column table:style-name="Table4.A"/>
        <table:table-column table:style-name="Table4.B"/>
        <table:table-column table:style-name="Table4.C"/>
        <table:table-row>
          <table:table-cell table:style-name="Table4.A1" office:value-type="string">
            <text:p text:style-name="P34">Vad:</text:p>
          </table:table-cell>
          <table:table-cell table:style-name="Table4.A1" office:value-type="string">
            <text:p text:style-name="P34">Uppgift:</text:p>
          </table:table-cell>
          <table:table-cell table:style-name="Table4.C1" office:value-type="string">
            <text:p text:style-name="P34">Tid:</text:p>
          </table:table-cell>
        </table:table-row>
        <table:table-row>
          <table:table-cell table:style-name="Table4.A2" office:value-type="string">
            <text:p text:style-name="P34">Krav</text:p>
          </table:table-cell>
          <table:table-cell table:style-name="Table4.A2" office:value-type="string">
            <text:p text:style-name="P34">Analysera användningsfall,</text:p>
            <text:p text:style-name="P34">Specificera</text:p>
          </table:table-cell>
          <table:table-cell table:style-name="Table4.C2" office:value-type="string">
            <text:p text:style-name="P34">30 min</text:p>
            <text:p text:style-name="P34">30 min</text:p>
          </table:table-cell>
        </table:table-row>
        <table:table-row>
          <table:table-cell table:style-name="Table4.A2" office:value-type="string">
            <text:p text:style-name="P34">Design/Implementation</text:p>
          </table:table-cell>
          <table:table-cell table:style-name="Table4.A2" office:value-type="string">
            <text:p text:style-name="P34">Identifiera klasser,</text:p>
            <text:p text:style-name="P34">Specificera klasser,</text:p>
            <text:p text:style-name="P34">Implementation</text:p>
          </table:table-cell>
          <table:table-cell table:style-name="Table4.C2" office:value-type="string">
            <text:p text:style-name="P34">45 min</text:p>
            <text:p text:style-name="P34">45 min</text:p>
            <text:p text:style-name="P34">2 h</text:p>
          </table:table-cell>
        </table:table-row>
        <table:table-row>
          <table:table-cell table:style-name="Table4.A2" office:value-type="string">
            <text:p text:style-name="P34">Test</text:p>
          </table:table-cell>
          <table:table-cell table:style-name="Table4.A2" office:value-type="string">
            <text:p text:style-name="P34">Test design,</text:p>
            <text:p text:style-name="P34">Test specification,</text:p>
            <text:p text:style-name="P34">Test implementation,</text:p>
            <text:p text:style-name="P34">Test exekvering,</text:p>
          </table:table-cell>
          <table:table-cell table:style-name="Table4.C2" office:value-type="string">
            <text:p text:style-name="P34">45 min</text:p>
            <text:p text:style-name="P34">45 min</text:p>
            <text:p text:style-name="P34">2 h</text:p>
            <text:p text:style-name="P34">30 min</text:p>
          </table:table-cell>
        </table:table-row>
        <table:table-row>
          <table:table-cell table:style-name="Table4.A2" office:value-type="string">
            <text:p text:style-name="P34">Reflektion</text:p>
          </table:table-cell>
          <table:table-cell table:style-name="Table4.A2" office:value-type="string">
            <text:p text:style-name="P34">Reflektera</text:p>
          </table:table-cell>
          <table:table-cell table:style-name="Table4.C2" office:value-type="string">
            <text:p text:style-name="P34">1 h</text:p>
            <text:p text:style-name="P34">30 min</text:p>
          </table:table-cell>
        </table:table-row>
        <table:table-row>
          <table:table-cell table:style-name="Table4.A2" office:value-type="string">
            <text:p text:style-name="P34">Extra</text:p>
          </table:table-cell>
          <table:table-cell table:style-name="Table4.A2" office:value-type="string">
            <text:p text:style-name="P34">Revidera</text:p>
          </table:table-cell>
          <table:table-cell table:style-name="Table4.C2" office:value-type="string">
            <text:p text:style-name="P34">1 h</text:p>
          </table:table-cell>
        </table:table-row>
        <table:table-row>
          <table:table-cell table:style-name="Table4.A7" office:value-type="string">
            <text:p text:style-name="P34"/>
          </table:table-cell>
          <table:table-cell table:style-name="Table4.A7" office:value-type="string">
            <text:p text:style-name="P34"/>
          </table:table-cell>
          <table:table-cell table:style-name="Table4.C2" office:value-type="string">
            <text:p text:style-name="P34">10 h</text:p>
          </table:table-cell>
        </table:table-row>
      </table:table>
      <text:p text:style-name="P15"/>
      <text:p text:style-name="P15">Flöden:</text:p>
      <text:p text:style-name="P10">Initiering: Användaren klickar på registrera lag</text:p>
      <text:p text:style-name="P10">Pre-villkor: Användaren är inloggad</text:p>
      <text:p text:style-name="P10"/>
      <text:p text:style-name="P10">Primärt flöde:</text:p>
      <text:list xml:id="list7157366914567024131" text:style-name="L10">
        <text:list-item>
          <text:p text:style-name="P46">Sidan för registrering av nytt lag presenteras</text:p>
        </text:list-item>
        <text:list-item>
          <text:p text:style-name="P46">Aktören fyller i fält och trycker sedan på "Registrera" knappen</text:p>
        </text:list-item>
        <text:list-item>
          <text:p text:style-name="P46">Verifierar data</text:p>
        </text:list-item>
        <text:list-item>
          <text:p text:style-name="P46">Laget registreras och lämplig meddelande presenteras för aktören som indikerar att registreringen är klart</text:p>
        </text:list-item>
      </text:list>
      <text:p text:style-name="P3"/>
      <text:p text:style-name="P3"><text:tab/>Alternativ flöde:</text:p>
      <text:p text:style-name="P11"><text:tab/><text:span text:style-name="T6">Om i steg 3 i primära flödet misslyckar verifieringen...</text:span></text:p>
      <text:list xml:id="list3681182167703824356" text:style-name="L11">
        <text:list-item>
          <text:p text:style-name="P51">Presenteras ett meddelande som indikerar att registreringen misslyckades.</text:p>
        </text:list-item>
        <text:list-item>
          <text:p text:style-name="P51">Vidare till steg 2 i primära flödet</text:p>
        </text:list-item>
      </text:list>
      <text:p text:style-name="P9"/>
      <text:p text:style-name="P9"><text:tab/>Post-villkor: Laget registrerad</text:p>
      <text:p text:style-name="P15"/>
      <text:p text:style-name="P15"/>
      <text:p text:style-name="P15">Krav:</text:p>
      <text:list xml:id="list2723693105128883191" text:style-name="L12">
        <text:list-item>
          <text:p text:style-name="P47">Kontrollera att de inmatade värden är korrekta med t.ex regex</text:p>
          <text:list>
            <text:list-item>
              <text:p text:style-name="P47">Namn (tillgänglig, tom)</text:p>
            </text:list-item>
          </text:list>
        </text:list-item>
      </text:list>
      <text:p text:style-name="P11"/>
      <text:p text:style-name="P15"><text:soft-page-break/>Design:</text:p>
      <table:table table:name="Table11" table:style-name="Table11">
        <table:table-column table:style-name="Table11.A"/>
        <table:table-column table:style-name="Table11.B"/>
        <table:table-row>
          <table:table-cell table:style-name="Table11.A1" office:value-type="string">
            <text:p text:style-name="P35">Klass: League</text:p>
          </table:table-cell>
          <table:table-cell table:style-name="Table11.B1" office:value-type="string">
            <text:p text:style-name="P35">Klass: Team</text:p>
          </table:table-cell>
        </table:table-row>
        <table:table-row>
          <table:table-cell table:style-name="Table11.A2" office:value-type="string">
            <text:p text:style-name="P33">teams: [*]</text:p>
          </table:table-cell>
          <table:table-cell table:style-name="Table11.B2" office:value-type="string">
            <text:p text:style-name="P30">teamName: String</text:p>
            <text:p text:style-name="P30">teamLeader: Person</text:p>
          </table:table-cell>
        </table:table-row>
        <table:table-row>
          <table:table-cell table:style-name="Table11.A2" office:value-type="string">
            <text:p text:style-name="P33">addTeam()</text:p>
            <text:p text:style-name="P33">removeTeam()</text:p>
          </table:table-cell>
          <table:table-cell table:style-name="Table11.B2" office:value-type="string">
            <text:p text:style-name="P33"/>
          </table:table-cell>
        </table:table-row>
      </table:table>
      <text:p text:style-name="P18"/>
      <text:p text:style-name="P15">Test: <text:span text:style-name="T4">Klassen Team och League</text:span></text:p>
      <text:p text:style-name="P1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6">Test</text:p>
          </table:table-cell>
          <table:table-cell table:style-name="Table5.B1" office:value-type="string">
            <text:p text:style-name="P36">Metod</text:p>
          </table:table-cell>
          <table:table-cell table:style-name="Table5.B1" office:value-type="string">
            <text:p text:style-name="P36">Testfall</text:p>
          </table:table-cell>
          <table:table-cell table:style-name="Table5.D1" office:value-type="string">
            <text:p text:style-name="P36">Förväntad resultat</text:p>
          </table:table-cell>
        </table:table-row>
        <table:table-row>
          <table:table-cell table:style-name="Table5.A2" office:value-type="string">
            <text:p text:style-name="P36">#1</text:p>
          </table:table-cell>
          <table:table-cell table:style-name="Table5.B2" office:value-type="string">
            <text:p text:style-name="P37">Lägg till nytt lag, tillgänglig lag namn</text:p>
          </table:table-cell>
          <table:table-cell table:style-name="Table5.B2" office:value-type="string">
            <text:p text:style-name="P22">Lag namn: YaY IF (String)</text:p>
            <text:p text:style-name="P22">Lag ledare: Sing Trinh (Person)</text:p>
          </table:table-cell>
          <table:table-cell table:style-name="Table5.D2" office:value-type="string">
            <text:p text:style-name="P22">Laget registrerad</text:p>
          </table:table-cell>
        </table:table-row>
        <table:table-row>
          <table:table-cell table:style-name="Table5.A2" office:value-type="string">
            <text:p text:style-name="P36">#2</text:p>
          </table:table-cell>
          <table:table-cell table:style-name="Table5.B2" office:value-type="string">
            <text:p text:style-name="P37">Lägg till nytt lag, upptaget lag namn</text:p>
          </table:table-cell>
          <table:table-cell table:style-name="Table5.B2" office:value-type="string">
            <text:p text:style-name="P22">Lag namn: YaW IF (String)</text:p>
            <text:p text:style-name="P22">Lag ledare: Sing Trinh (Person)</text:p>
          </table:table-cell>
          <table:table-cell table:style-name="Table5.D2" office:value-type="string">
            <text:p text:style-name="P22">Fel meddelande</text:p>
          </table:table-cell>
        </table:table-row>
        <table:table-row>
          <table:table-cell table:style-name="Table5.A2" office:value-type="string">
            <text:p text:style-name="P36">#3</text:p>
          </table:table-cell>
          <table:table-cell table:style-name="Table5.B2" office:value-type="string">
            <text:p text:style-name="P37">Lägg till nytt lag, tom namn</text:p>
          </table:table-cell>
          <table:table-cell table:style-name="Table5.B2" office:value-type="string">
            <text:p text:style-name="P22">Lag namn: "" (String/Undefined)</text:p>
            <text:p text:style-name="P22">Lag ledare: Sing Trinh (Person)</text:p>
          </table:table-cell>
          <table:table-cell table:style-name="Table5.D2" office:value-type="string">
            <text:p text:style-name="P22">Fel meddelande</text:p>
          </table:table-cell>
        </table:table-row>
        <table:table-row>
          <table:table-cell table:style-name="Table5.A2" office:value-type="string">
            <text:p text:style-name="P36">#4</text:p>
          </table:table-cell>
          <table:table-cell table:style-name="Table5.B2" office:value-type="string">
            <text:p text:style-name="P37">Ta bort lag</text:p>
          </table:table-cell>
          <table:table-cell table:style-name="Table5.B2" office:value-type="string">
            <text:p text:style-name="P22">Lag namn: YaW IF (String)</text:p>
          </table:table-cell>
          <table:table-cell table:style-name="Table5.D2" office:value-type="string">
            <text:p text:style-name="P22">Laget borttaget</text:p>
          </table:table-cell>
        </table:table-row>
      </table:table>
      <text:p text:style-name="P15"/>
      <text:p text:style-name="P15">Testdata:</text:p>
      <text:p text:style-name="P1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36">Test</text:p>
          </table:table-cell>
          <table:table-cell table:style-name="Table6.B1" office:value-type="string">
            <text:p text:style-name="P23">Testansvarig</text:p>
          </table:table-cell>
          <table:table-cell table:style-name="Table6.B1" office:value-type="string">
            <text:p text:style-name="P23">Metod</text:p>
          </table:table-cell>
          <table:table-cell table:style-name="Table6.B1" office:value-type="string">
            <text:p text:style-name="P36">Förväntad</text:p>
            <text:p text:style-name="P36">resultat</text:p>
          </table:table-cell>
          <table:table-cell table:style-name="Table6.B1" office:value-type="string">
            <text:p text:style-name="P36">Verklig</text:p>
            <text:p text:style-name="P36">resultat</text:p>
          </table:table-cell>
          <table:table-cell table:style-name="Table6.F1" office:value-type="string">
            <text:p text:style-name="P36">Godkänt/</text:p>
            <text:p text:style-name="P36">Undergänt</text:p>
          </table:table-cell>
        </table:table-row>
        <table:table-row>
          <table:table-cell table:style-name="Table6.A2" office:value-type="string">
            <text:p text:style-name="P36">#1</text:p>
          </table:table-cell>
          <table:table-cell table:style-name="Table6.B2" office:value-type="string">
            <text:p text:style-name="P23">dt222cc</text:p>
          </table:table-cell>
          <table:table-cell table:style-name="Table6.B2" office:value-type="string">
            <text:p text:style-name="P37">Lägg till nytt lag, tillgänglig lag namn</text:p>
          </table:table-cell>
          <table:table-cell table:style-name="Table6.B2" office:value-type="string">
            <text:p text:style-name="P22">Laget registrerad</text:p>
          </table:table-cell>
          <table:table-cell table:style-name="Table6.B2" office:value-type="string">
            <text:p text:style-name="P22">Laget registrerad</text:p>
          </table:table-cell>
          <table:table-cell table:style-name="Table6.F2" office:value-type="string">
            <text:p text:style-name="P22">Godkännt</text:p>
          </table:table-cell>
        </table:table-row>
        <table:table-row>
          <table:table-cell table:style-name="Table6.A2" office:value-type="string">
            <text:p text:style-name="P36">#2</text:p>
          </table:table-cell>
          <table:table-cell table:style-name="Table6.B2" office:value-type="string">
            <text:p text:style-name="P23">dt222cc</text:p>
          </table:table-cell>
          <table:table-cell table:style-name="Table6.B2" office:value-type="string">
            <text:p text:style-name="P37">Lägg till nytt lag, upptaget lag namn</text:p>
          </table:table-cell>
          <table:table-cell table:style-name="Table6.B2" office:value-type="string">
            <text:p text:style-name="P22">Fel meddelande</text:p>
          </table:table-cell>
          <table:table-cell table:style-name="Table6.B2" office:value-type="string">
            <text:p text:style-name="P22">Fel meddelande</text:p>
          </table:table-cell>
          <table:table-cell table:style-name="Table6.F2" office:value-type="string">
            <text:p text:style-name="P22">Godkännt</text:p>
          </table:table-cell>
        </table:table-row>
        <table:table-row>
          <table:table-cell table:style-name="Table6.A2" office:value-type="string">
            <text:p text:style-name="P36">#3</text:p>
          </table:table-cell>
          <table:table-cell table:style-name="Table6.B2" office:value-type="string">
            <text:p text:style-name="P23">dt222cc</text:p>
          </table:table-cell>
          <table:table-cell table:style-name="Table6.B2" office:value-type="string">
            <text:p text:style-name="P37">Lägg till nytt lag, tom namn</text:p>
          </table:table-cell>
          <table:table-cell table:style-name="Table6.B2" office:value-type="string">
            <text:p text:style-name="P22">Fel meddelande</text:p>
          </table:table-cell>
          <table:table-cell table:style-name="Table6.B2" office:value-type="string">
            <text:p text:style-name="P22">Fel meddelande</text:p>
          </table:table-cell>
          <table:table-cell table:style-name="Table6.F2" office:value-type="string">
            <text:p text:style-name="P22">Godkännt</text:p>
          </table:table-cell>
        </table:table-row>
        <table:table-row>
          <table:table-cell table:style-name="Table6.A2" office:value-type="string">
            <text:p text:style-name="P36">#4</text:p>
          </table:table-cell>
          <table:table-cell table:style-name="Table6.B2" office:value-type="string">
            <text:p text:style-name="P23">dt222cc</text:p>
          </table:table-cell>
          <table:table-cell table:style-name="Table6.B2" office:value-type="string">
            <text:p text:style-name="P37">Ta bort lag</text:p>
          </table:table-cell>
          <table:table-cell table:style-name="Table6.B2" office:value-type="string">
            <text:p text:style-name="P22">Laget borttaget</text:p>
          </table:table-cell>
          <table:table-cell table:style-name="Table6.B2" office:value-type="string">
            <text:p text:style-name="P22">Laget borttaget</text:p>
          </table:table-cell>
          <table:table-cell table:style-name="Table6.F2" office:value-type="string">
            <text:p text:style-name="P22">Godkännt</text:p>
          </table:table-cell>
        </table:table-row>
      </table:table>
      <text:p text:style-name="P15"/>
      <text:p text:style-name="P16">Källkod:</text:p>
      <text:p text:style-name="P13">Källkod finns i iterationsmappen.</text:p>
      <text:p text:style-name="P28"><text:a xlink:type="simple" xlink:href="https://github.com/dt222cc/1dv404-dt222cc-laborationer/tree/master/Laboration%204/iteration2" text:style-name="Internet_20_link" text:visited-style-name="Visited_20_Internet_20_Link"><text:span text:style-name="T5">https://github.com/dt222cc/1dv404-dt222cc-laborationer/tree/master/Laboration%204/iteration2</text:span></text:a></text:p>
      <text:p text:style-name="P16">Kort motivering/reflektion:</text:p>
      <text:p text:style-name="P13">Efter att ha arbetat med klassen team/league så fick jag göra ett par ändringar. Liksom det blir inte alltid så som man hade tänkt sig. När man arbetar så lägger man märke på saker och ting som inte behövs eller annat som man behöver ha med. Detta innebar att jag fick ta bort en del funktionalitet som inte behövdes. Klasserna blev mindre och jag la märke på att jag kunde göra om det jag skulle göra i iteration 3 lite. Med iteration 3 så skulle jag lägga till funtionalitetet att lägga till gymnaster till ett lag. Jag la märke på att jag kunde jobba "vidare" med det i klassen team. </text:p>
      <text:p text:style-name="P13"/>
      <text:p text:style-name="P13">En annan grej är att eftersom omfattningen är inte så stor så blir iterationerna kortare än förväntat, transitionen mellan iterationerna är nu mer om jag blir klar så går jag vidare nästa iteration.</text:p>
      <text:p text:style-name="P8"/>
      <text:p text:style-name="P54"><text:soft-page-break/>Iteration 3</text:p>
      <text:p text:style-name="P4"/>
      <text:p text:style-name="P5">Bakgrund:</text:p>
      <text:p text:style-name="P3">Implementering av registrera gymnast till lag.</text:p>
      <text:p text:style-name="P3"/>
      <text:p text:style-name="P5">Planering:</text:p>
      <text:p text:style-name="P11"><text:tab/></text:p>
      <table:table table:name="Table7" table:style-name="Table7">
        <table:table-column table:style-name="Table7.A"/>
        <table:table-column table:style-name="Table7.B"/>
        <table:table-column table:style-name="Table7.C"/>
        <table:table-row>
          <table:table-cell table:style-name="Table7.A1" office:value-type="string">
            <text:p text:style-name="P34">Vad:</text:p>
          </table:table-cell>
          <table:table-cell table:style-name="Table7.A1" office:value-type="string">
            <text:p text:style-name="P34">Uppgift:</text:p>
          </table:table-cell>
          <table:table-cell table:style-name="Table7.C1" office:value-type="string">
            <text:p text:style-name="P34">Tid:</text:p>
          </table:table-cell>
        </table:table-row>
        <table:table-row>
          <table:table-cell table:style-name="Table7.A2" office:value-type="string">
            <text:p text:style-name="P34">Krav</text:p>
          </table:table-cell>
          <table:table-cell table:style-name="Table7.A2" office:value-type="string">
            <text:p text:style-name="P34">Analysera användningsfall,</text:p>
            <text:p text:style-name="P34">Specificera</text:p>
          </table:table-cell>
          <table:table-cell table:style-name="Table7.C2" office:value-type="string">
            <text:p text:style-name="P34">30 min</text:p>
            <text:p text:style-name="P34">30 min</text:p>
          </table:table-cell>
        </table:table-row>
        <table:table-row>
          <table:table-cell table:style-name="Table7.A2" office:value-type="string">
            <text:p text:style-name="P34">Design/Implementation</text:p>
          </table:table-cell>
          <table:table-cell table:style-name="Table7.A2" office:value-type="string">
            <text:p text:style-name="P34">Identifiera klasser,</text:p>
            <text:p text:style-name="P34">Specificera klasser,</text:p>
            <text:p text:style-name="P34">Implementation</text:p>
          </table:table-cell>
          <table:table-cell table:style-name="Table7.C2" office:value-type="string">
            <text:p text:style-name="P34">45 min</text:p>
            <text:p text:style-name="P34">45 min</text:p>
            <text:p text:style-name="P34">2 h</text:p>
          </table:table-cell>
        </table:table-row>
        <table:table-row>
          <table:table-cell table:style-name="Table7.A2" office:value-type="string">
            <text:p text:style-name="P34">Test</text:p>
          </table:table-cell>
          <table:table-cell table:style-name="Table7.A2" office:value-type="string">
            <text:p text:style-name="P34">Test design,</text:p>
            <text:p text:style-name="P34">Test specification,</text:p>
            <text:p text:style-name="P34">Test implementation,</text:p>
            <text:p text:style-name="P34">Test exekvering,</text:p>
          </table:table-cell>
          <table:table-cell table:style-name="Table7.C2" office:value-type="string">
            <text:p text:style-name="P34">45 min</text:p>
            <text:p text:style-name="P34">45 min</text:p>
            <text:p text:style-name="P34">2 h</text:p>
            <text:p text:style-name="P34">30 min</text:p>
          </table:table-cell>
        </table:table-row>
        <table:table-row>
          <table:table-cell table:style-name="Table7.A2" office:value-type="string">
            <text:p text:style-name="P34">Revidering</text:p>
          </table:table-cell>
          <table:table-cell table:style-name="Table7.A2" office:value-type="string">
            <text:p text:style-name="P34">Revidera</text:p>
          </table:table-cell>
          <table:table-cell table:style-name="Table7.C2" office:value-type="string">
            <text:p text:style-name="P34">1 h</text:p>
          </table:table-cell>
        </table:table-row>
        <table:table-row>
          <table:table-cell table:style-name="Table7.A2" office:value-type="string">
            <text:p text:style-name="P34">Reflektion</text:p>
          </table:table-cell>
          <table:table-cell table:style-name="Table7.A2" office:value-type="string">
            <text:p text:style-name="P34">Reflektera</text:p>
          </table:table-cell>
          <table:table-cell table:style-name="Table7.C2" office:value-type="string">
            <text:p text:style-name="P34">1 h</text:p>
            <text:p text:style-name="P34">30 min</text:p>
          </table:table-cell>
        </table:table-row>
        <table:table-row>
          <table:table-cell table:style-name="Table7.A7" office:value-type="string">
            <text:p text:style-name="P34"/>
          </table:table-cell>
          <table:table-cell table:style-name="Table7.A7" office:value-type="string">
            <text:p text:style-name="P34"/>
          </table:table-cell>
          <table:table-cell table:style-name="Table7.C2" office:value-type="string">
            <text:p text:style-name="P34">11 h</text:p>
          </table:table-cell>
        </table:table-row>
      </table:table>
      <text:p text:style-name="P15"/>
      <text:p text:style-name="P15">Flöden:</text:p>
      <text:p text:style-name="P10">Initiering: Lagledare/administratör väljer att registrera ny medlem.</text:p>
      <text:p text:style-name="P10">Pre-villkor: Lagledare/administratör har kollat igenom en lista med personer som har skickat in en intresseanmälan. Aktören är dessutom inloggad.</text:p>
      <text:p text:style-name="P10"/>
      <text:p text:style-name="P10">Primärt flöde:</text:p>
      <text:list xml:id="list5109640379298058251" text:style-name="L13">
        <text:list-item>
          <text:p text:style-name="P48">Aktören väljer att han/hon vill registrera ny medlem.</text:p>
        </text:list-item>
        <text:list-item>
          <text:p text:style-name="P48">Aktören fyller i fält från en lista (om den nya medlemens information).</text:p>
        </text:list-item>
        <text:list-item>
          <text:p text:style-name="P48">Aktören skickar in datan.</text:p>
        </text:list-item>
        <text:list-item>
          <text:p text:style-name="P48">En ny medlem registreras och lämplig meddelande presenteras för aktören som indikerar att registreringen är klart.</text:p>
        </text:list-item>
      </text:list>
      <text:p text:style-name="P3"/>
      <text:p text:style-name="P3"><text:tab/>Alternativ flöde:</text:p>
      <text:p text:style-name="P11"><text:tab/><text:span text:style-name="T6">Om i steg 3 i primära flödet misslyckar verifieringen...</text:span></text:p>
      <text:list xml:id="list3832219298981411845" text:style-name="L14">
        <text:list-item>
          <text:p text:style-name="P52">Presenteras ett meddelande som indikerar att registreringen misslyckades, med anledningen till varför det misslyckades.</text:p>
        </text:list-item>
        <text:list-item>
          <text:p text:style-name="P52">Vidare till steg 2 i primära flödet</text:p>
        </text:list-item>
      </text:list>
      <text:p text:style-name="P9"/>
      <text:p text:style-name="P9"><text:tab/>Post-villkor: Ny medlem registrerad till laget.</text:p>
      <text:p text:style-name="P15">Krav:</text:p>
      <text:list xml:id="list7890672129952900810" text:style-name="L15">
        <text:list-item>
          <text:p text:style-name="P49">Bara registrerade gymnaster kan skicka intresseanmälan till lag. Innebär att alla medlemar i ett lag är registrerade gymnaster.</text:p>
        </text:list-item>
        <text:list-item>
          <text:p text:style-name="P49">Kontrollera om gymnastern är redan registrerad.</text:p>
        </text:list-item>
      </text:list>
      <text:p text:style-name="P5"><text:soft-page-break/>Design:</text:p>
      <table:table table:name="Table3" table:style-name="Table3">
        <table:table-column table:style-name="Table3.A"/>
        <table:table-column table:style-name="Table3.B"/>
        <table:table-column table:style-name="Table3.C"/>
        <table:table-row>
          <table:table-cell table:style-name="Table3.A1" office:value-type="string">
            <text:p text:style-name="P35">Klass: League</text:p>
          </table:table-cell>
          <table:table-cell table:style-name="Table3.A1" office:value-type="string">
            <text:p text:style-name="P35">Klass: CreateObj</text:p>
          </table:table-cell>
          <table:table-cell table:style-name="Table3.C1" office:value-type="string">
            <text:p text:style-name="P35">Klass: Validate</text:p>
          </table:table-cell>
        </table:table-row>
        <table:table-row table:style-name="Table3.2">
          <table:table-cell table:style-name="Table3.A2" office:value-type="string">
            <text:p text:style-name="P33">Teams: [team,team]</text:p>
            <text:p text:style-name="P33">gymnasts: [person,person]</text:p>
          </table:table-cell>
          <table:table-cell table:style-name="Table3.A2" office:value-type="string">
            <text:p text:style-name="P30">person: {<text:line-break/> <text:s text:c="2"/>pcn: String, pw: String<text:line-break/> <text:s text:c="2"/>fName: String, lName: String,<text:line-break/> <text:s text:c="2"/>email: String,<text:line-break/>}</text:p>
            <text:p text:style-name="P30">team: {<text:line-break/> <text:s text:c="2"/>teamName: String,<text:line-break/> <text:s text:c="2"/>teamLeader: String,<text:line-break/> <text:s text:c="2"/>members: [member, member]<text:line-break/>}</text:p>
            <text:p text:style-name="P30">member: {<text:line-break/> <text:s text:c="2"/>pcn: String, fName: String,<text:line-break/> <text:s text:c="2"/>lName: String, email: String,<text:line-break/>}</text:p>
          </table:table-cell>
          <table:table-cell table:style-name="Table3.C2" office:value-type="string">
            <text:p text:style-name="P30">result: String</text:p>
          </table:table-cell>
        </table:table-row>
        <table:table-row>
          <table:table-cell table:style-name="Table3.A2" office:value-type="string">
            <text:p text:style-name="P33">addTeam()</text:p>
            <text:p text:style-name="P33">removeTeam()</text:p>
            <text:p text:style-name="P33">addGymnast()</text:p>
            <text:p text:style-name="P33">removeGymnast()</text:p>
            <text:p text:style-name="P33">addMember()</text:p>
            <text:p text:style-name="P33">removeMember()</text:p>
          </table:table-cell>
          <table:table-cell table:style-name="Table3.A2" office:value-type="string">
            <text:p text:style-name="P33">addGymnast()</text:p>
            <text:p text:style-name="P33">addTeam()</text:p>
            <text:p text:style-name="P33">addMember()</text:p>
          </table:table-cell>
          <table:table-cell table:style-name="Table3.C2" office:value-type="string">
            <text:p text:style-name="P33">validatePerson()</text:p>
            <text:p text:style-name="P33">validatePCN()</text:p>
            <text:p text:style-name="P33">validateEmail()</text:p>
            <text:p text:style-name="P33">validatePW()</text:p>
          </table:table-cell>
        </table:table-row>
      </table:table>
      <text:p text:style-name="P18"/>
      <text:p text:style-name="P15">Tester:</text:p>
      <text:p text:style-name="P17"/>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6">Test</text:p>
          </table:table-cell>
          <table:table-cell table:style-name="Table8.B1" office:value-type="string">
            <text:p text:style-name="P36">Metod</text:p>
          </table:table-cell>
          <table:table-cell table:style-name="Table8.B1" office:value-type="string">
            <text:p text:style-name="P36">Testfall</text:p>
          </table:table-cell>
          <table:table-cell table:style-name="Table8.D1" office:value-type="string">
            <text:p text:style-name="P36">Förväntad resultat</text:p>
          </table:table-cell>
        </table:table-row>
        <table:table-row>
          <table:table-cell table:style-name="Table8.A2" office:value-type="string">
            <text:p text:style-name="P36">#1</text:p>
          </table:table-cell>
          <table:table-cell table:style-name="Table8.B2" office:value-type="string">
            <text:p text:style-name="P37">addMember(), ny medlem</text:p>
          </table:table-cell>
          <table:table-cell table:style-name="Table8.B2" office:value-type="string">
            <text:p text:style-name="P22">PCN: 111122334444</text:p>
            <text:p text:style-name="P22">Lag: YaW IF</text:p>
          </table:table-cell>
          <table:table-cell table:style-name="Table8.D2" office:value-type="string">
            <text:p text:style-name="P23">Ny medlem registrerad.</text:p>
          </table:table-cell>
        </table:table-row>
        <table:table-row>
          <table:table-cell table:style-name="Table8.A2" office:value-type="string">
            <text:p text:style-name="P36">#2</text:p>
          </table:table-cell>
          <table:table-cell table:style-name="Table8.B2" office:value-type="string">
            <text:p text:style-name="P37">addMember(), redan medlem</text:p>
          </table:table-cell>
          <table:table-cell table:style-name="Table8.B2" office:value-type="string">
            <text:p text:style-name="P22">PCN: 199302271078</text:p>
            <text:p text:style-name="P22">Lag: YaW IF</text:p>
          </table:table-cell>
          <table:table-cell table:style-name="Table8.D2" office:value-type="string">
            <text:p text:style-name="P23">Personen är redan en medlem.</text:p>
          </table:table-cell>
        </table:table-row>
        <table:table-row>
          <table:table-cell table:style-name="Table8.A2" office:value-type="string">
            <text:p text:style-name="P36">#3</text:p>
          </table:table-cell>
          <table:table-cell table:style-name="Table8.B2" office:value-type="string">
            <text:p text:style-name="P37">removeMember(), avregistrera medlem</text:p>
          </table:table-cell>
          <table:table-cell table:style-name="Table8.B2" office:value-type="string">
            <text:p text:style-name="P22">PCN: 199302271078</text:p>
            <text:p text:style-name="P22">Lag: YaW IF</text:p>
          </table:table-cell>
          <table:table-cell table:style-name="Table8.D2" office:value-type="string">
            <text:p text:style-name="P23">Medlem, avregistrerad.</text:p>
          </table:table-cell>
        </table:table-row>
        <table:table-row>
          <table:table-cell table:style-name="Table8.A2" office:value-type="string">
            <text:p text:style-name="P36">#4</text:p>
          </table:table-cell>
          <table:table-cell table:style-name="Table8.B2" office:value-type="string">
            <text:p text:style-name="P37">addGymnast(), registrera ny person</text:p>
          </table:table-cell>
          <table:table-cell table:style-name="Table8.C5" office:value-type="string">
            <text:p text:style-name="P22">199312241078,</text:p>
            <text:p text:style-name="P22">Da-Sing, Trinh, dasing.trinh1@gmail.com1111, 1111</text:p>
          </table:table-cell>
          <table:table-cell table:style-name="Table8.D2" office:value-type="string">
            <text:p text:style-name="P23">Personen registrerades utan problem.</text:p>
          </table:table-cell>
        </table:table-row>
        <table:table-row>
          <table:table-cell table:style-name="Table8.A2" office:value-type="string">
            <text:p text:style-name="P36">#5</text:p>
          </table:table-cell>
          <table:table-cell table:style-name="Table8.B2" office:value-type="string">
            <text:p text:style-name="P37">addGymnast(), redan registrerad</text:p>
          </table:table-cell>
          <table:table-cell table:style-name="Table8.C5" office:value-type="string">
            <text:p text:style-name="P22">199302271078,</text:p>
            <text:p text:style-name="P22">Da-Sing, Trinh, dasing.trinh1@gmail.com1111, 1111</text:p>
          </table:table-cell>
          <table:table-cell table:style-name="Table8.D2" office:value-type="string">
            <text:p text:style-name="P23">Personnummer, redan registrerad!</text:p>
          </table:table-cell>
        </table:table-row>
        <table:table-row>
          <table:table-cell table:style-name="Table8.A2" office:value-type="string">
            <text:p text:style-name="P36">#6</text:p>
          </table:table-cell>
          <table:table-cell table:style-name="Table8.B2" office:value-type="string">
            <text:p text:style-name="P37">addGymnast, tomma fälter</text:p>
          </table:table-cell>
          <table:table-cell table:style-name="Table8.B2" office:value-type="string">
            <text:p text:style-name="P22">PCN, Förnamn, Efternamn, Epost, Pw1, Pw2, Pw1&amp;2</text:p>
          </table:table-cell>
          <table:table-cell table:style-name="Table8.D2" office:value-type="string">
            <text:p text:style-name="P23">Tom fält!</text:p>
          </table:table-cell>
        </table:table-row>
      </table:table>
      <text:p text:style-name="P15"/>
      <text:p text:style-name="P15"/>
      <text:p text:style-name="P15"/>
      <text:p text:style-name="P15"/>
      <text:p text:style-name="P15"><text:soft-page-break/>Testdata:</text:p>
      <text:p text:style-name="P14"/>
      <table:table table:name="Table10" table:style-name="Table10">
        <table:table-column table:style-name="Table10.A"/>
        <table:table-column table:style-name="Table10.B"/>
        <table:table-column table:style-name="Table10.C" table:number-columns-repeated="2"/>
        <table:table-column table:style-name="Table10.E"/>
        <table:table-row>
          <table:table-cell table:style-name="Table10.A1" office:value-type="string">
            <text:p text:style-name="P36">Test</text:p>
          </table:table-cell>
          <table:table-cell table:style-name="Table10.B1" office:value-type="string">
            <text:p text:style-name="P23">Metod</text:p>
          </table:table-cell>
          <table:table-cell table:style-name="Table10.B1" office:value-type="string">
            <text:p text:style-name="P36">Förväntad resultat</text:p>
          </table:table-cell>
          <table:table-cell table:style-name="Table10.B1" office:value-type="string">
            <text:p text:style-name="P36">Verklig resultat</text:p>
          </table:table-cell>
          <table:table-cell table:style-name="Table10.E1" office:value-type="string">
            <text:p text:style-name="P36">Godkänt/</text:p>
            <text:p text:style-name="P36">Underkänt</text:p>
          </table:table-cell>
        </table:table-row>
        <table:table-row>
          <table:table-cell table:style-name="Table10.A2" office:value-type="string">
            <text:p text:style-name="P36">#1</text:p>
          </table:table-cell>
          <table:table-cell table:style-name="Table10.B2" office:value-type="string">
            <text:p text:style-name="P37">addMember(), ny medlem</text:p>
          </table:table-cell>
          <table:table-cell table:style-name="Table10.B2" office:value-type="string">
            <text:p text:style-name="P23">Ny medlem registrerad.</text:p>
          </table:table-cell>
          <table:table-cell table:style-name="Table10.B2" office:value-type="string">
            <text:p text:style-name="P27">Ny medlem registrerad.</text:p>
          </table:table-cell>
          <table:table-cell table:style-name="Table10.E2" office:value-type="string">
            <text:p text:style-name="P27">Godkänt</text:p>
          </table:table-cell>
        </table:table-row>
        <table:table-row>
          <table:table-cell table:style-name="Table10.A2" office:value-type="string">
            <text:p text:style-name="P36">#2</text:p>
          </table:table-cell>
          <table:table-cell table:style-name="Table10.B2" office:value-type="string">
            <text:p text:style-name="P37">addMember(), redan medlem</text:p>
          </table:table-cell>
          <table:table-cell table:style-name="Table10.B2" office:value-type="string">
            <text:p text:style-name="P23">Personen är redan en medlem.</text:p>
          </table:table-cell>
          <table:table-cell table:style-name="Table10.B2" office:value-type="string">
            <text:p text:style-name="P27">Personen är redan en medlem.</text:p>
          </table:table-cell>
          <table:table-cell table:style-name="Table10.E2" office:value-type="string">
            <text:p text:style-name="P27">Godkänt</text:p>
          </table:table-cell>
        </table:table-row>
        <table:table-row>
          <table:table-cell table:style-name="Table10.A2" office:value-type="string">
            <text:p text:style-name="P36">#3</text:p>
          </table:table-cell>
          <table:table-cell table:style-name="Table10.B2" office:value-type="string">
            <text:p text:style-name="P37">removeMember(), avregistrera medlem</text:p>
          </table:table-cell>
          <table:table-cell table:style-name="Table10.B2" office:value-type="string">
            <text:p text:style-name="P23">Medlem, avregistrerad</text:p>
          </table:table-cell>
          <table:table-cell table:style-name="Table10.B2" office:value-type="string">
            <text:p text:style-name="P27">Medlem, avregistrerad</text:p>
          </table:table-cell>
          <table:table-cell table:style-name="Table10.E2" office:value-type="string">
            <text:p text:style-name="P27">Godkänt</text:p>
          </table:table-cell>
        </table:table-row>
        <table:table-row>
          <table:table-cell table:style-name="Table10.A2" office:value-type="string">
            <text:p text:style-name="P36">#4</text:p>
          </table:table-cell>
          <table:table-cell table:style-name="Table10.B2" office:value-type="string">
            <text:p text:style-name="P37">addGymnast(), registrera ny person</text:p>
          </table:table-cell>
          <table:table-cell table:style-name="Table10.B2" office:value-type="string">
            <text:p text:style-name="P23">Personen registrerades utan problem.</text:p>
          </table:table-cell>
          <table:table-cell table:style-name="Table10.B2" office:value-type="string">
            <text:p text:style-name="P27">Personen registrerades utan problem.</text:p>
          </table:table-cell>
          <table:table-cell table:style-name="Table10.E2" office:value-type="string">
            <text:p text:style-name="P27">Godkänt</text:p>
          </table:table-cell>
        </table:table-row>
        <table:table-row>
          <table:table-cell table:style-name="Table10.A2" office:value-type="string">
            <text:p text:style-name="P36">#5</text:p>
          </table:table-cell>
          <table:table-cell table:style-name="Table10.B2" office:value-type="string">
            <text:p text:style-name="P37">addGymnast(), redan registrerad</text:p>
          </table:table-cell>
          <table:table-cell table:style-name="Table10.B2" office:value-type="string">
            <text:p text:style-name="P23">Personnummer, </text:p>
            <text:p text:style-name="P23">redan registrerad!</text:p>
          </table:table-cell>
          <table:table-cell table:style-name="Table10.B2" office:value-type="string">
            <text:p text:style-name="P27">Personnummer,</text:p>
            <text:p text:style-name="P27">redan registrerad!</text:p>
          </table:table-cell>
          <table:table-cell table:style-name="Table10.E2" office:value-type="string">
            <text:p text:style-name="P27">Godkänt</text:p>
          </table:table-cell>
        </table:table-row>
        <table:table-row>
          <table:table-cell table:style-name="Table10.A2" office:value-type="string">
            <text:p text:style-name="P36">#6</text:p>
          </table:table-cell>
          <table:table-cell table:style-name="Table10.B2" office:value-type="string">
            <text:p text:style-name="P37">addGymnast(), tomma fälter</text:p>
          </table:table-cell>
          <table:table-cell table:style-name="Table10.B2" office:value-type="string">
            <text:p text:style-name="P23">Tom fält!</text:p>
            <text:p text:style-name="P23">(för alla tester)</text:p>
          </table:table-cell>
          <table:table-cell table:style-name="Table10.B2" office:value-type="string">
            <text:p text:style-name="P23">PCN, Pw1, Pw2 och Pw1&amp;2: <text:span text:style-name="T12">Tom fält!</text:span></text:p>
            <text:p text:style-name="P23"/>
            <text:p text:style-name="P24"><text:span text:style-name="T11">Förnamn &amp; Efternamn: </text:span><text:span text:style-name="T9">Personen registrerades utan problem.</text:span></text:p>
            <text:p text:style-name="P59"/>
            <text:p text:style-name="P60">E-post:</text:p>
            <text:p text:style-name="P25"><text:span text:style-name="T8">E-post adress, fel format!</text:span><text:span text:style-name="T7"> </text:span></text:p>
            <text:p text:style-name="P23"/>
            <text:p text:style-name="P23"/>
          </table:table-cell>
          <table:table-cell table:style-name="Table10.E2" office:value-type="string">
            <text:p text:style-name="P26">Underkänt</text:p>
            <text:p text:style-name="P23">(fixa namn, justera epost i testkoden)</text:p>
          </table:table-cell>
        </table:table-row>
      </table:table>
      <text:p text:style-name="P19"/>
      <text:p text:style-name="P11"><text:span text:style-name="T10">Testansvarig:</text:span> Da-Sing Trinh, dt222cc@student.lnu.se</text:p>
      <text:p text:style-name="P11"/>
      <text:p text:style-name="P21">** Update: Test #6 åtgärdad. </text:p>
      <text:p text:style-name="P11">La till validateName() i klassen Validate och justerade vilka argument som skickas (+ fName, lName)</text:p>
      <text:p text:style-name="P17"/>
      <text:p text:style-name="P16">Källkod:</text:p>
      <text:p text:style-name="P13">Källkod finns i iterationsmappen.</text:p>
      <text:p text:style-name="P29"><text:a xlink:type="simple" xlink:href="https://github.com/dt222cc/1dv404-dt222cc-laborationer/tree/master/Laboration%204/iteration3" text:style-name="Internet_20_link" text:visited-style-name="Visited_20_Internet_20_Link"><text:span text:style-name="T2">https://github.com/dt222cc/1dv404-dt222cc-laborationer/tree/master/Laboration%204/iteration3</text:span></text:a></text:p>
      <text:p text:style-name="P16">Reflektioner:</text:p>
      <text:p text:style-name="P13">Det saknas lite små funktionaliteter som felhantering (personnummer, namn: tom fält).</text:p>
      <text:p text:style-name="P13">Det är väl acceptabelt med det? :D</text:p>
      <text:p text:style-name="P13">Jag tyckte att det var roligt att koda och testa koden, så som jag hade gjort (dock kanske inte på rätt sätt). Hursomhelt, detta gällde då när man hade valt/hittat något som inte är allt för krångligt att arbeta med. Jag hade kanske nämnt det tidigare att det tog en del tid för att hitta något man ska arbeta med som man är bekväm med.</text:p>
      <text:p text:style-name="P13"/>
      <text:p text:style-name="P13">Det var inte så skoj med att behöva dokumentera allt. Det är något som jag håller på att jobba med. Jag hoppas att det är inte så mycket fel med mitt "projekt". Jag har gjort några korta reflektionen/motiveringar tidigare, efter olika moment i projektet. Mer reflektioner på nästa sida.</text:p>
      <text:p text:style-name="P58"><text:soft-page-break/><text:span text:style-name="T13">Mer reflektioner</text:span></text:p>
      <text:p text:style-name="P13"><text:line-break/>Till att börja med, tiden. Jag planerade in 9 timmar för den första iterationen, 10 för den andra och sedan 11 timmar för den tredje. Jag tänkte först att jag börjar med ett enklare moment och sedan ökar jag svårighets graden lite grann.<text:line-break/>Det blev inte precis så som jag hade tänkt mig, det tog mest tid i början. Sedan gick det smidigare (med iteration 2).<text:line-break/>Anledningen till att tiderna var relativt hela var pga små "reflektioner/funderingar" för att jämna ut tiden. Liksom om man hade arbetat i 36 minuter, försök fylla på till 40 minuter. Om jag kommer över 40 minuter, kör på 50 minuter, o.s.v<text:line-break/>Sedan så finns det faktorer där man behövde kolla up om man kunde göra så som man hade tänkt, kolla up referenser och så.<text:line-break/>I de flesta fall gick det utan problem. Denna tid uteslöt jag från tidsloggen. Dessutom så är tidsloggen inte helt precis/noggrann (pga pauser, glömma kolla tiden, etc).<text:line-break/><text:line-break/>När det gällde testningen så fick jag revidera ett par gånger i början för att få koden att funka,</text:p>
      <text:p text:style-name="P13">lägga till ett par saker och så med "return". Sedan när man fick till hur man skulle göra testningen gick det smidigare för nästa iteration.<text:line-break/>Det gick alltså bättre nu än i laboration 3. Med mer erfarenhet och kunskap. Ett bättre flöde blev det. Det finns dock fortfarande områden man inte har så bra koll på utan man fick använda det man kunde och köra på ett vis som man var bekväm med helt enke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Light" svg:font-family="'Helvetica Neue Light', HelveticaNeue-Light, 'Helvetica Neue', Calibri, Helvetica, Arial, sans-serif"/>
    <style:font-face style:name="OpenSymbol" svg:font-family="OpenSymbol"/>
    <style:font-face style:name="Tahoma1" svg:font-family="Tahoma"/>
    <style:font-face style:name="Calibri1"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text-properties style:font-name="Calibri" fo:font-size="12pt" fo:font-weight="normal" style:font-size-asian="12pt" style:font-weight-asian="normal" style:font-size-complex="12pt"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2H49M54S</meta:editing-duration>
    <meta:editing-cycles>232</meta:editing-cycles>
    <meta:generator>OpenOffice/4.1.1$Win32 OpenOffice.org_project/411m6$Build-9775</meta:generator>
    <dc:date>2015-01-06T21:43:28.99</dc:date>
    <dc:creator>Sing Trinh</dc:creator>
    <meta:document-statistic meta:table-count="12" meta:image-count="0" meta:object-count="0" meta:page-count="10" meta:paragraph-count="461" meta:word-count="1857" meta:character-count="12105"/>
    <meta:user-defined meta:name="Info 1"/>
    <meta:user-defined meta:name="Info 2"/>
    <meta:user-defined meta:name="Info 3"/>
    <meta:user-defined meta:name="Info 4"/>
  </office:meta>
</office:document-meta>
</file>